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64288" calcext:value-type="float">
            <text:p>291.8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21872" calcext:value-type="float">
            <text:p>290.8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60912" calcext:value-type="float">
            <text:p>290.7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96904" calcext:value-type="float">
            <text:p>290.6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63376" calcext:value-type="float">
            <text:p>290.6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54232" calcext:value-type="float">
            <text:p>290.6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60328" calcext:value-type="float">
            <text:p>290.6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1156" calcext:value-type="float">
            <text:p>290.6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14608" calcext:value-type="float">
            <text:p>290.6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99368" calcext:value-type="float">
            <text:p>290.5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90224" calcext:value-type="float">
            <text:p>290.5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59744" calcext:value-type="float">
            <text:p>290.5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41456" calcext:value-type="float">
            <text:p>290.5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47552" calcext:value-type="float">
            <text:p>290.5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59744" calcext:value-type="float">
            <text:p>290.5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8108" calcext:value-type="float">
            <text:p>290.5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99368" calcext:value-type="float">
            <text:p>290.5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47552" calcext:value-type="float">
            <text:p>290.5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6584" calcext:value-type="float">
            <text:p>290.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08512" calcext:value-type="float">
            <text:p>290.6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8776" calcext:value-type="float">
            <text:p>290.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268" calcext:value-type="float">
            <text:p>290.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14608" calcext:value-type="float">
            <text:p>290.6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5728" calcext:value-type="float">
            <text:p>290.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99368" calcext:value-type="float">
            <text:p>290.5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03" calcext:value-type="float">
            <text:p>290.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81664" calcext:value-type="float">
            <text:p>290.6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60328" calcext:value-type="float">
            <text:p>290.6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96904" calcext:value-type="float">
            <text:p>290.6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81664" calcext:value-type="float">
            <text:p>290.6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73688" calcext:value-type="float">
            <text:p>290.8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57864" calcext:value-type="float">
            <text:p>290.7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84712" calcext:value-type="float">
            <text:p>290.6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5728" calcext:value-type="float">
            <text:p>290.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63376" calcext:value-type="float">
            <text:p>290.6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20704" calcext:value-type="float">
            <text:p>290.6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51184" calcext:value-type="float">
            <text:p>290.6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32896" calcext:value-type="float">
            <text:p>290.6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05464" calcext:value-type="float">
            <text:p>290.6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66424" calcext:value-type="float">
            <text:p>290.6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75568" calcext:value-type="float">
            <text:p>290.6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3348" calcext:value-type="float">
            <text:p>290.7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84712" calcext:value-type="float">
            <text:p>290.6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53648" calcext:value-type="float">
            <text:p>290.5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7252" calcext:value-type="float">
            <text:p>290.6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68888" calcext:value-type="float">
            <text:p>290.5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93856" calcext:value-type="float">
            <text:p>290.6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15192" calcext:value-type="float">
            <text:p>290.7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39576" calcext:value-type="float">
            <text:p>290.7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54816" calcext:value-type="float">
            <text:p>290.7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82248" calcext:value-type="float">
            <text:p>290.7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03584" calcext:value-type="float">
            <text:p>290.8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6396" calcext:value-type="float">
            <text:p>290.7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52352" calcext:value-type="float">
            <text:p>290.8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57864" calcext:value-type="float">
            <text:p>290.7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91636" calcext:value-type="float">
            <text:p>290.9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98072" calcext:value-type="float">
            <text:p>290.8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04752" calcext:value-type="float">
            <text:p>291.0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989512" calcext:value-type="float">
            <text:p>290.9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078" calcext:value-type="float">
            <text:p>291.0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41328" calcext:value-type="float">
            <text:p>291.0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925504" calcext:value-type="float">
            <text:p>290.9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6876" calcext:value-type="float">
            <text:p>291.0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91636" calcext:value-type="float">
            <text:p>290.9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95952" calcext:value-type="float">
            <text:p>296.7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23384" calcext:value-type="float">
            <text:p>296.8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92904" calcext:value-type="float">
            <text:p>296.7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80712" calcext:value-type="float">
            <text:p>296.7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11192" calcext:value-type="float">
            <text:p>296.8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90568" calcext:value-type="float">
            <text:p>296.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11192" calcext:value-type="float">
            <text:p>296.8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31944" calcext:value-type="float">
            <text:p>296.7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228" calcext:value-type="float">
            <text:p>296.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56328" calcext:value-type="float">
            <text:p>296.7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20336" calcext:value-type="float">
            <text:p>296.8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26432" calcext:value-type="float">
            <text:p>296.8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80712" calcext:value-type="float">
            <text:p>296.7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35576" calcext:value-type="float">
            <text:p>296.8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963592" calcext:value-type="float">
            <text:p>296.9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23384" calcext:value-type="float">
            <text:p>296.8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08144" calcext:value-type="float">
            <text:p>296.8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89856" calcext:value-type="float">
            <text:p>296.7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59376" calcext:value-type="float">
            <text:p>296.7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10608" calcext:value-type="float">
            <text:p>296.7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32528" calcext:value-type="float">
            <text:p>296.8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77664" calcext:value-type="float">
            <text:p>296.7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2948" calcext:value-type="float">
            <text:p>296.8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35576" calcext:value-type="float">
            <text:p>296.8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26432" calcext:value-type="float">
            <text:p>296.8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17288" calcext:value-type="float">
            <text:p>296.8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11192" calcext:value-type="float">
            <text:p>296.8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109896" calcext:value-type="float">
            <text:p>297.1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95368" calcext:value-type="float">
            <text:p>296.6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25848" calcext:value-type="float">
            <text:p>296.7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13656" calcext:value-type="float">
            <text:p>296.7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8376" calcext:value-type="float">
            <text:p>296.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80128" calcext:value-type="float">
            <text:p>296.6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573192" calcext:value-type="float">
            <text:p>297.5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9232" calcext:value-type="float">
            <text:p>296.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58792" calcext:value-type="float">
            <text:p>296.6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56328" calcext:value-type="float">
            <text:p>296.7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43552" calcext:value-type="float">
            <text:p>296.6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64888" calcext:value-type="float">
            <text:p>296.6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143424" calcext:value-type="float">
            <text:p>297.1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28896" calcext:value-type="float">
            <text:p>296.7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40504" calcext:value-type="float">
            <text:p>296.6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1612" calcext:value-type="float">
            <text:p>296.6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3136" calcext:value-type="float">
            <text:p>296.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28896" calcext:value-type="float">
            <text:p>296.7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99" calcext:value-type="float">
            <text:p>296.7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6184" calcext:value-type="float">
            <text:p>296.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67936" calcext:value-type="float">
            <text:p>296.6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28312" calcext:value-type="float">
            <text:p>296.6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43552" calcext:value-type="float">
            <text:p>296.6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80128" calcext:value-type="float">
            <text:p>296.6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74032" calcext:value-type="float">
            <text:p>296.6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67936" calcext:value-type="float">
            <text:p>296.6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695368" calcext:value-type="float">
            <text:p>296.6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16704" calcext:value-type="float">
            <text:p>296.7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082208" calcext:value-type="float">
            <text:p>298.0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08144" calcext:value-type="float">
            <text:p>296.8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945304" calcext:value-type="float">
            <text:p>296.9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56328" calcext:value-type="float">
            <text:p>296.7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786808" calcext:value-type="float">
            <text:p>296.7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024552" calcext:value-type="float">
            <text:p>297.0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96536" calcext:value-type="float">
            <text:p>296.8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84344" calcext:value-type="float">
            <text:p>296.8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17288" calcext:value-type="float">
            <text:p>296.8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23384" calcext:value-type="float">
            <text:p>296.8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84344" calcext:value-type="float">
            <text:p>296.8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006264" calcext:value-type="float">
            <text:p>297.0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942256" calcext:value-type="float">
            <text:p>296.9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923968" calcext:value-type="float">
            <text:p>296.9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752" calcext:value-type="float">
            <text:p>296.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899584" calcext:value-type="float">
            <text:p>296.8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000168" calcext:value-type="float">
            <text:p>297.0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954448" calcext:value-type="float">
            <text:p>296.9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000168" calcext:value-type="float">
            <text:p>297.0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991024" calcext:value-type="float">
            <text:p>296.9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6.994072" calcext:value-type="float">
            <text:p>296.9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030648" calcext:value-type="float">
            <text:p>297.0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015408" calcext:value-type="float">
            <text:p>297.0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009312" calcext:value-type="float">
            <text:p>297.0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082464" calcext:value-type="float">
            <text:p>297.0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13428" calcext:value-type="float">
            <text:p>297.1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143424" calcext:value-type="float">
            <text:p>297.1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167808" calcext:value-type="float">
            <text:p>297.1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152568" calcext:value-type="float">
            <text:p>297.1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201336" calcext:value-type="float">
            <text:p>297.2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335448" calcext:value-type="float">
            <text:p>297.3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536616" calcext:value-type="float">
            <text:p>297.5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247056" calcext:value-type="float">
            <text:p>297.2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402504" calcext:value-type="float">
            <text:p>297.4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304968" calcext:value-type="float">
            <text:p>297.3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460416" calcext:value-type="float">
            <text:p>297.4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402504" calcext:value-type="float">
            <text:p>297.4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375072" calcext:value-type="float">
            <text:p>297.3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326304" calcext:value-type="float">
            <text:p>297.3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372024" calcext:value-type="float">
            <text:p>297.3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396408" calcext:value-type="float">
            <text:p>297.3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43908" calcext:value-type="float">
            <text:p>297.4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463464" calcext:value-type="float">
            <text:p>297.4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518328" calcext:value-type="float">
            <text:p>297.5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557952" calcext:value-type="float">
            <text:p>297.5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753024" calcext:value-type="float">
            <text:p>297.7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841416" calcext:value-type="float">
            <text:p>297.8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14952" calcext:value-type="float">
            <text:p>297.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189144" calcext:value-type="float">
            <text:p>297.1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710352" calcext:value-type="float">
            <text:p>297.7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707304" calcext:value-type="float">
            <text:p>297.7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813984" calcext:value-type="float">
            <text:p>297.8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884088" calcext:value-type="float">
            <text:p>297.8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932856" calcext:value-type="float">
            <text:p>297.9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975528" calcext:value-type="float">
            <text:p>297.9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890184" calcext:value-type="float">
            <text:p>297.8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981368" calcext:value-type="float">
            <text:p>298.9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945048" calcext:value-type="float">
            <text:p>297.9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7.969432" calcext:value-type="float">
            <text:p>297.9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009056" calcext:value-type="float">
            <text:p>298.0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112688" calcext:value-type="float">
            <text:p>298.1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222416" calcext:value-type="float">
            <text:p>298.2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210224" calcext:value-type="float">
            <text:p>298.2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228512" calcext:value-type="float">
            <text:p>298.2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466256" calcext:value-type="float">
            <text:p>298.4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743624" calcext:value-type="float">
            <text:p>298.7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493688" calcext:value-type="float">
            <text:p>298.4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29252" calcext:value-type="float">
            <text:p>298.2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11548" calcext:value-type="float">
            <text:p>299.1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588176" calcext:value-type="float">
            <text:p>298.5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41032" calcext:value-type="float">
            <text:p>299.3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676568" calcext:value-type="float">
            <text:p>298.6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50588" calcext:value-type="float">
            <text:p>298.5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508928" calcext:value-type="float">
            <text:p>298.5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560744" calcext:value-type="float">
            <text:p>298.5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575984" calcext:value-type="float">
            <text:p>298.5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682664" calcext:value-type="float">
            <text:p>298.6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679616" calcext:value-type="float">
            <text:p>298.6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758864" calcext:value-type="float">
            <text:p>298.7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880784" calcext:value-type="float">
            <text:p>298.8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923456" calcext:value-type="float">
            <text:p>298.9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194728" calcext:value-type="float">
            <text:p>299.1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8.996608" calcext:value-type="float">
            <text:p>298.9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13072" calcext:value-type="float">
            <text:p>299.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11548" calcext:value-type="float">
            <text:p>299.1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078904" calcext:value-type="float">
            <text:p>299.0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277024" calcext:value-type="float">
            <text:p>299.2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063664" calcext:value-type="float">
            <text:p>299.0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26788" calcext:value-type="float">
            <text:p>299.2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188632" calcext:value-type="float">
            <text:p>299.1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188632" calcext:value-type="float">
            <text:p>299.1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258736" calcext:value-type="float">
            <text:p>299.2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29836" calcext:value-type="float">
            <text:p>299.2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475144" calcext:value-type="float">
            <text:p>299.4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459904" calcext:value-type="float">
            <text:p>299.4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0.249336" calcext:value-type="float">
            <text:p>300.2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609256" calcext:value-type="float">
            <text:p>299.6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67936" calcext:value-type="float">
            <text:p>299.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767752" calcext:value-type="float">
            <text:p>299.7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77608" calcext:value-type="float">
            <text:p>299.3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80656" calcext:value-type="float">
            <text:p>299.3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37984" calcext:value-type="float">
            <text:p>299.3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7456" calcext:value-type="float">
            <text:p>299.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7456" calcext:value-type="float">
            <text:p>299.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456856" calcext:value-type="float">
            <text:p>299.4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536104" calcext:value-type="float">
            <text:p>299.5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810424" calcext:value-type="float">
            <text:p>299.8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19696" calcext:value-type="float">
            <text:p>299.3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25792" calcext:value-type="float">
            <text:p>299.3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441616" calcext:value-type="float">
            <text:p>299.4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34936" calcext:value-type="float">
            <text:p>299.3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462952" calcext:value-type="float">
            <text:p>299.4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414184" calcext:value-type="float">
            <text:p>299.4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670216" calcext:value-type="float">
            <text:p>299.6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536104" calcext:value-type="float">
            <text:p>299.5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414184" calcext:value-type="float">
            <text:p>299.4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417232" calcext:value-type="float">
            <text:p>299.4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40504" calcext:value-type="float">
            <text:p>299.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7456" calcext:value-type="float">
            <text:p>299.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34936" calcext:value-type="float">
            <text:p>299.3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3898" calcext:value-type="float">
            <text:p>299.3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475144" calcext:value-type="float">
            <text:p>299.4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51172" calcext:value-type="float">
            <text:p>299.5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688504" calcext:value-type="float">
            <text:p>299.6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627544" calcext:value-type="float">
            <text:p>299.6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563536" calcext:value-type="float">
            <text:p>299.5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0.01464" calcext:value-type="float">
            <text:p>300.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627544" calcext:value-type="float">
            <text:p>299.6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600112" calcext:value-type="float">
            <text:p>299.6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6184" calcext:value-type="float">
            <text:p>299.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642784" calcext:value-type="float">
            <text:p>299.6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722032" calcext:value-type="float">
            <text:p>299.7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9.871384" calcext:value-type="float">
            <text:p>299.8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94656" calcext:value-type="float">
            <text:p>303.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33784" calcext:value-type="float">
            <text:p>303.8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91608" calcext:value-type="float">
            <text:p>303.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42928" calcext:value-type="float">
            <text:p>303.8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61216" calcext:value-type="float">
            <text:p>303.8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82552" calcext:value-type="float">
            <text:p>303.8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937416" calcext:value-type="float">
            <text:p>303.9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940464" calcext:value-type="float">
            <text:p>303.9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0752" calcext:value-type="float">
            <text:p>304.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2276" calcext:value-type="float">
            <text:p>304.0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31904" calcext:value-type="float">
            <text:p>304.0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12944" calcext:value-type="float">
            <text:p>304.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6848" calcext:value-type="float">
            <text:p>304.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132488" calcext:value-type="float">
            <text:p>304.1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138584" calcext:value-type="float">
            <text:p>304.1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699416" calcext:value-type="float">
            <text:p>304.6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111152" calcext:value-type="float">
            <text:p>304.1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2276" calcext:value-type="float">
            <text:p>304.0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99228" calcext:value-type="float">
            <text:p>303.9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135536" calcext:value-type="float">
            <text:p>304.1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74576" calcext:value-type="float">
            <text:p>304.0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12448" calcext:value-type="float">
            <text:p>303.8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12448" calcext:value-type="float">
            <text:p>303.8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788064" calcext:value-type="float">
            <text:p>303.7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74844" calcext:value-type="float">
            <text:p>303.7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757584" calcext:value-type="float">
            <text:p>303.7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99672" calcext:value-type="float">
            <text:p>303.6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90528" calcext:value-type="float">
            <text:p>303.6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90528" calcext:value-type="float">
            <text:p>303.6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38712" calcext:value-type="float">
            <text:p>303.6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02136" calcext:value-type="float">
            <text:p>303.6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08232" calcext:value-type="float">
            <text:p>303.6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02136" calcext:value-type="float">
            <text:p>303.6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92992" calcext:value-type="float">
            <text:p>303.5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9604" calcext:value-type="float">
            <text:p>303.5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498504" calcext:value-type="float">
            <text:p>303.4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44224" calcext:value-type="float">
            <text:p>303.5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32032" calcext:value-type="float">
            <text:p>303.5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3508" calcext:value-type="float">
            <text:p>303.5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16792" calcext:value-type="float">
            <text:p>303.5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13744" calcext:value-type="float">
            <text:p>303.5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44224" calcext:value-type="float">
            <text:p>303.5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5032" calcext:value-type="float">
            <text:p>303.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92992" calcext:value-type="float">
            <text:p>303.5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47272" calcext:value-type="float">
            <text:p>303.5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28984" calcext:value-type="float">
            <text:p>303.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62512" calcext:value-type="float">
            <text:p>303.5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9604" calcext:value-type="float">
            <text:p>303.5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62512" calcext:value-type="float">
            <text:p>303.5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808" calcext:value-type="float">
            <text:p>303.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05184" calcext:value-type="float">
            <text:p>303.6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02136" calcext:value-type="float">
            <text:p>303.6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57" calcext:value-type="float">
            <text:p>303.6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60048" calcext:value-type="float">
            <text:p>303.6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4176" calcext:value-type="float">
            <text:p>303.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29568" calcext:value-type="float">
            <text:p>303.6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7036" calcext:value-type="float">
            <text:p>303.8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23472" calcext:value-type="float">
            <text:p>303.6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77752" calcext:value-type="float">
            <text:p>303.5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83848" calcext:value-type="float">
            <text:p>303.5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02136" calcext:value-type="float">
            <text:p>303.6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4176" calcext:value-type="float">
            <text:p>303.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17376" calcext:value-type="float">
            <text:p>303.6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44224" calcext:value-type="float">
            <text:p>303.5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56416" calcext:value-type="float">
            <text:p>303.5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02136" calcext:value-type="float">
            <text:p>303.6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44224" calcext:value-type="float">
            <text:p>303.5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75288" calcext:value-type="float">
            <text:p>303.6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23472" calcext:value-type="float">
            <text:p>303.6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47272" calcext:value-type="float">
            <text:p>303.5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5032" calcext:value-type="float">
            <text:p>303.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68608" calcext:value-type="float">
            <text:p>303.5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59464" calcext:value-type="float">
            <text:p>303.5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808" calcext:value-type="float">
            <text:p>303.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89944" calcext:value-type="float">
            <text:p>303.5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77752" calcext:value-type="float">
            <text:p>303.5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17376" calcext:value-type="float">
            <text:p>303.6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9604" calcext:value-type="float">
            <text:p>303.5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6556" calcext:value-type="float">
            <text:p>303.5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32032" calcext:value-type="float">
            <text:p>303.5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4284" calcext:value-type="float">
            <text:p>303.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07648" calcext:value-type="float">
            <text:p>303.5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1984" calcext:value-type="float">
            <text:p>303.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434496" calcext:value-type="float">
            <text:p>303.4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4284" calcext:value-type="float">
            <text:p>303.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343056" calcext:value-type="float">
            <text:p>303.3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312576" calcext:value-type="float">
            <text:p>303.3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251616" calcext:value-type="float">
            <text:p>303.2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257712" calcext:value-type="float">
            <text:p>303.2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202848" calcext:value-type="float">
            <text:p>303.2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26076" calcext:value-type="float">
            <text:p>303.2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151032" calcext:value-type="float">
            <text:p>303.1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135792" calcext:value-type="float">
            <text:p>303.1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129696" calcext:value-type="float">
            <text:p>303.1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111408" calcext:value-type="float">
            <text:p>303.1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065688" calcext:value-type="float">
            <text:p>303.0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004728" calcext:value-type="float">
            <text:p>303.0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995584" calcext:value-type="float">
            <text:p>302.9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980344" calcext:value-type="float">
            <text:p>302.9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937672" calcext:value-type="float">
            <text:p>302.9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916336" calcext:value-type="float">
            <text:p>302.9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867568" calcext:value-type="float">
            <text:p>302.8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84928" calcext:value-type="float">
            <text:p>302.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827944" calcext:value-type="float">
            <text:p>302.8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821848" calcext:value-type="float">
            <text:p>302.8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806608" calcext:value-type="float">
            <text:p>302.8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766984" calcext:value-type="float">
            <text:p>302.7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751744" calcext:value-type="float">
            <text:p>302.7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699928" calcext:value-type="float">
            <text:p>302.6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678592" calcext:value-type="float">
            <text:p>302.6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663352" calcext:value-type="float">
            <text:p>302.6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672496" calcext:value-type="float">
            <text:p>302.6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663352" calcext:value-type="float">
            <text:p>302.6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657256" calcext:value-type="float">
            <text:p>302.6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642016" calcext:value-type="float">
            <text:p>302.6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56672" calcext:value-type="float">
            <text:p>302.5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62768" calcext:value-type="float">
            <text:p>302.5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68864" calcext:value-type="float">
            <text:p>302.5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4448" calcext:value-type="float">
            <text:p>302.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49876" calcext:value-type="float">
            <text:p>302.4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17048" calcext:value-type="float">
            <text:p>302.5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404272" calcext:value-type="float">
            <text:p>302.4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382936" calcext:value-type="float">
            <text:p>302.3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404272" calcext:value-type="float">
            <text:p>302.4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236632" calcext:value-type="float">
            <text:p>302.2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236632" calcext:value-type="float">
            <text:p>302.2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212248" calcext:value-type="float">
            <text:p>302.2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169576" calcext:value-type="float">
            <text:p>302.1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151288" calcext:value-type="float">
            <text:p>302.1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11776" calcext:value-type="float">
            <text:p>302.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11776" calcext:value-type="float">
            <text:p>302.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093376" calcext:value-type="float">
            <text:p>302.0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090328" calcext:value-type="float">
            <text:p>302.0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093376" calcext:value-type="float">
            <text:p>302.0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992792" calcext:value-type="float">
            <text:p>301.9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9806" calcext:value-type="float">
            <text:p>301.9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998888" calcext:value-type="float">
            <text:p>301.9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88916" calcext:value-type="float">
            <text:p>301.8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819056" calcext:value-type="float">
            <text:p>301.8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8248" calcext:value-type="float">
            <text:p>301.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85528" calcext:value-type="float">
            <text:p>301.7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48952" calcext:value-type="float">
            <text:p>301.7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73336" calcext:value-type="float">
            <text:p>301.7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27616" calcext:value-type="float">
            <text:p>301.7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15424" calcext:value-type="float">
            <text:p>301.7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12376" calcext:value-type="float">
            <text:p>301.7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87992" calcext:value-type="float">
            <text:p>301.6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12376" calcext:value-type="float">
            <text:p>301.7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69704" calcext:value-type="float">
            <text:p>301.6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6056" calcext:value-type="float">
            <text:p>301.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20936" calcext:value-type="float">
            <text:p>301.6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42272" calcext:value-type="float">
            <text:p>301.6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58436" calcext:value-type="float">
            <text:p>301.5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66656" calcext:value-type="float">
            <text:p>301.6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54464" calcext:value-type="float">
            <text:p>301.6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05696" calcext:value-type="float">
            <text:p>301.6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66656" calcext:value-type="float">
            <text:p>301.6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3008" calcext:value-type="float">
            <text:p>301.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4532" calcext:value-type="float">
            <text:p>301.6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27616" calcext:value-type="float">
            <text:p>301.7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2152" calcext:value-type="float">
            <text:p>301.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20936" calcext:value-type="float">
            <text:p>301.6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3676" calcext:value-type="float">
            <text:p>301.7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27616" calcext:value-type="float">
            <text:p>301.7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55048" calcext:value-type="float">
            <text:p>301.7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79432" calcext:value-type="float">
            <text:p>301.7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33712" calcext:value-type="float">
            <text:p>301.7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870872" calcext:value-type="float">
            <text:p>301.8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64192" calcext:value-type="float">
            <text:p>301.7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6724" calcext:value-type="float">
            <text:p>301.7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971456" calcext:value-type="float">
            <text:p>301.9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93488" calcext:value-type="float">
            <text:p>301.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846488" calcext:value-type="float">
            <text:p>301.8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931832" calcext:value-type="float">
            <text:p>301.9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983648" calcext:value-type="float">
            <text:p>301.9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937928" calcext:value-type="float">
            <text:p>301.9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953168" calcext:value-type="float">
            <text:p>301.9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864776" calcext:value-type="float">
            <text:p>301.8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001936" calcext:value-type="float">
            <text:p>302.0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001936" calcext:value-type="float">
            <text:p>302.0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145192" calcext:value-type="float">
            <text:p>302.1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090328" calcext:value-type="float">
            <text:p>302.0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014128" calcext:value-type="float">
            <text:p>302.0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017176" calcext:value-type="float">
            <text:p>302.0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053752" calcext:value-type="float">
            <text:p>302.0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129952" calcext:value-type="float">
            <text:p>302.1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623728" calcext:value-type="float">
            <text:p>302.6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108616" calcext:value-type="float">
            <text:p>302.1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175672" calcext:value-type="float">
            <text:p>302.1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288448" calcext:value-type="float">
            <text:p>302.2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364648" calcext:value-type="float">
            <text:p>302.3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288448" calcext:value-type="float">
            <text:p>302.2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200056" calcext:value-type="float">
            <text:p>302.2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349408" calcext:value-type="float">
            <text:p>302.3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352456" calcext:value-type="float">
            <text:p>302.3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325024" calcext:value-type="float">
            <text:p>302.3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46828" calcext:value-type="float">
            <text:p>302.4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364648" calcext:value-type="float">
            <text:p>302.3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431704" calcext:value-type="float">
            <text:p>302.4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10952" calcext:value-type="float">
            <text:p>302.5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26192" calcext:value-type="float">
            <text:p>302.5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379888" calcext:value-type="float">
            <text:p>302.3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379888" calcext:value-type="float">
            <text:p>302.3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449992" calcext:value-type="float">
            <text:p>302.4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428656" calcext:value-type="float">
            <text:p>302.4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41432" calcext:value-type="float">
            <text:p>302.5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855376" calcext:value-type="float">
            <text:p>302.8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410368" calcext:value-type="float">
            <text:p>302.4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462184" calcext:value-type="float">
            <text:p>302.4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608488" calcext:value-type="float">
            <text:p>302.6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38384" calcext:value-type="float">
            <text:p>302.5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68864" calcext:value-type="float">
            <text:p>302.5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36744" calcext:value-type="float">
            <text:p>303.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7496" calcext:value-type="float">
            <text:p>302.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50576" calcext:value-type="float">
            <text:p>302.5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99344" calcext:value-type="float">
            <text:p>302.5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01808" calcext:value-type="float">
            <text:p>302.5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7496" calcext:value-type="float">
            <text:p>302.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17048" calcext:value-type="float">
            <text:p>302.5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78008" calcext:value-type="float">
            <text:p>302.5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5972" calcext:value-type="float">
            <text:p>302.5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84104" calcext:value-type="float">
            <text:p>302.5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855376" calcext:value-type="float">
            <text:p>302.8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638968" calcext:value-type="float">
            <text:p>302.6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41432" calcext:value-type="float">
            <text:p>302.5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611536" calcext:value-type="float">
            <text:p>302.6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959008" calcext:value-type="float">
            <text:p>302.9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78008" calcext:value-type="float">
            <text:p>302.5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902" calcext:value-type="float">
            <text:p>302.5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626776" calcext:value-type="float">
            <text:p>302.6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669448" calcext:value-type="float">
            <text:p>302.6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706024" calcext:value-type="float">
            <text:p>302.7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49808" calcext:value-type="float">
            <text:p>305.5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19912" calcext:value-type="float">
            <text:p>305.6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83632" calcext:value-type="float">
            <text:p>305.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796696" calcext:value-type="float">
            <text:p>305.7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74488" calcext:value-type="float">
            <text:p>305.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43712" calcext:value-type="float">
            <text:p>305.5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41248" calcext:value-type="float">
            <text:p>305.6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723544" calcext:value-type="float">
            <text:p>305.7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90016" calcext:value-type="float">
            <text:p>305.6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52856" calcext:value-type="float">
            <text:p>305.5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312064" calcext:value-type="float">
            <text:p>305.3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129184" calcext:value-type="float">
            <text:p>305.1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312064" calcext:value-type="float">
            <text:p>305.3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35152" calcext:value-type="float">
            <text:p>305.6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7724" calcext:value-type="float">
            <text:p>305.5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06552" calcext:value-type="float">
            <text:p>305.4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199288" calcext:value-type="float">
            <text:p>305.1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321208" calcext:value-type="float">
            <text:p>305.3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04088" calcext:value-type="float">
            <text:p>305.5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28472" calcext:value-type="float">
            <text:p>305.5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3152" calcext:value-type="float">
            <text:p>305.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71144" calcext:value-type="float">
            <text:p>305.5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58368" calcext:value-type="float">
            <text:p>305.4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309016" calcext:value-type="float">
            <text:p>305.3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43128" calcext:value-type="float">
            <text:p>305.4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354736" calcext:value-type="float">
            <text:p>305.3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06552" calcext:value-type="float">
            <text:p>305.4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76656" calcext:value-type="float">
            <text:p>305.4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27888" calcext:value-type="float">
            <text:p>305.4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09728" calcext:value-type="float">
            <text:p>304.9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671984" calcext:value-type="float">
            <text:p>304.6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5714" calcext:value-type="float">
            <text:p>304.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656744" calcext:value-type="float">
            <text:p>304.6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644552" calcext:value-type="float">
            <text:p>304.6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67808" calcext:value-type="float">
            <text:p>304.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882296" calcext:value-type="float">
            <text:p>304.8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12776" calcext:value-type="float">
            <text:p>304.9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809144" calcext:value-type="float">
            <text:p>304.8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827432" calcext:value-type="float">
            <text:p>304.8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623216" calcext:value-type="float">
            <text:p>304.6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2152" calcext:value-type="float">
            <text:p>304.4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620168" calcext:value-type="float">
            <text:p>304.6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52528" calcext:value-type="float">
            <text:p>304.4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28144" calcext:value-type="float">
            <text:p>304.4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577496" calcext:value-type="float">
            <text:p>304.5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531776" calcext:value-type="float">
            <text:p>304.5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06808" calcext:value-type="float">
            <text:p>304.4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35804" calcext:value-type="float">
            <text:p>304.3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32756" calcext:value-type="float">
            <text:p>304.3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589688" calcext:value-type="float">
            <text:p>304.5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626264" calcext:value-type="float">
            <text:p>304.6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61672" calcext:value-type="float">
            <text:p>304.4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379376" calcext:value-type="float">
            <text:p>304.3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263552" calcext:value-type="float">
            <text:p>304.2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306224" calcext:value-type="float">
            <text:p>304.3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208688" calcext:value-type="float">
            <text:p>304.2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166016" calcext:value-type="float">
            <text:p>304.1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1904" calcext:value-type="float">
            <text:p>304.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303176" calcext:value-type="float">
            <text:p>304.3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120296" calcext:value-type="float">
            <text:p>304.1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34952" calcext:value-type="float">
            <text:p>304.0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2464" calcext:value-type="float">
            <text:p>303.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97704" calcext:value-type="float">
            <text:p>303.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940464" calcext:value-type="float">
            <text:p>303.9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82552" calcext:value-type="float">
            <text:p>303.8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12448" calcext:value-type="float">
            <text:p>303.8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71796" calcext:value-type="float">
            <text:p>303.7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88648" calcext:value-type="float">
            <text:p>303.8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958752" calcext:value-type="float">
            <text:p>303.9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12448" calcext:value-type="float">
            <text:p>303.8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788064" calcext:value-type="float">
            <text:p>303.7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1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4176" calcext:value-type="float">
            <text:p>303.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785016" calcext:value-type="float">
            <text:p>303.7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01424" calcext:value-type="float">
            <text:p>304.0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77624" calcext:value-type="float">
            <text:p>304.0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055776" calcext:value-type="float">
            <text:p>306.0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287936" calcext:value-type="float">
            <text:p>304.2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35804" calcext:value-type="float">
            <text:p>304.3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40336" calcext:value-type="float">
            <text:p>304.4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58624" calcext:value-type="float">
            <text:p>304.4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574448" calcext:value-type="float">
            <text:p>304.5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589688" calcext:value-type="float">
            <text:p>304.5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644552" calcext:value-type="float">
            <text:p>304.6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681128" calcext:value-type="float">
            <text:p>304.6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735992" calcext:value-type="float">
            <text:p>304.7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8" calcext:value-type="float">
            <text:p>304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89144" calcext:value-type="float">
            <text:p>304.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88976" calcext:value-type="float">
            <text:p>304.9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101752" calcext:value-type="float">
            <text:p>305.1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177952" calcext:value-type="float">
            <text:p>305.1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290728" calcext:value-type="float">
            <text:p>305.2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315112" calcext:value-type="float">
            <text:p>305.3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80288" calcext:value-type="float">
            <text:p>305.5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2296" calcext:value-type="float">
            <text:p>305.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778408" calcext:value-type="float">
            <text:p>305.7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787552" calcext:value-type="float">
            <text:p>305.7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930808" calcext:value-type="float">
            <text:p>305.9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982624" calcext:value-type="float">
            <text:p>305.9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06492" calcext:value-type="float">
            <text:p>306.0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150264" calcext:value-type="float">
            <text:p>306.1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235608" calcext:value-type="float">
            <text:p>306.2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768752" calcext:value-type="float">
            <text:p>307.7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75656" calcext:value-type="float">
            <text:p>307.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838856" calcext:value-type="float">
            <text:p>307.8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857144" calcext:value-type="float">
            <text:p>307.8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89372" calcext:value-type="float">
            <text:p>307.8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918104" calcext:value-type="float">
            <text:p>307.9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982112" calcext:value-type="float">
            <text:p>307.9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043072" calcext:value-type="float">
            <text:p>308.0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131464" calcext:value-type="float">
            <text:p>308.1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146704" calcext:value-type="float">
            <text:p>308.1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16804" calcext:value-type="float">
            <text:p>308.1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073552" calcext:value-type="float">
            <text:p>308.0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16804" calcext:value-type="float">
            <text:p>308.1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164992" calcext:value-type="float">
            <text:p>308.1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177184" calcext:value-type="float">
            <text:p>308.1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128416" calcext:value-type="float">
            <text:p>308.1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082696" calcext:value-type="float">
            <text:p>308.0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058312" calcext:value-type="float">
            <text:p>308.0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012592" calcext:value-type="float">
            <text:p>308.0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948584" calcext:value-type="float">
            <text:p>307.9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936392" calcext:value-type="float">
            <text:p>307.9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87848" calcext:value-type="float">
            <text:p>307.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799232" calcext:value-type="float">
            <text:p>307.7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698648" calcext:value-type="float">
            <text:p>307.6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60416" calcext:value-type="float">
            <text:p>307.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521864" calcext:value-type="float">
            <text:p>307.5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427376" calcext:value-type="float">
            <text:p>307.4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320696" calcext:value-type="float">
            <text:p>307.3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229256" calcext:value-type="float">
            <text:p>307.2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13432" calcext:value-type="float">
            <text:p>307.1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967128" calcext:value-type="float">
            <text:p>306.9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860448" calcext:value-type="float">
            <text:p>306.8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744624" calcext:value-type="float">
            <text:p>306.7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6288" calcext:value-type="float">
            <text:p>306.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528216" calcext:value-type="float">
            <text:p>306.5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418488" calcext:value-type="float">
            <text:p>306.4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299616" calcext:value-type="float">
            <text:p>306.2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195984" calcext:value-type="float">
            <text:p>306.1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043584" calcext:value-type="float">
            <text:p>306.0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900328" calcext:value-type="float">
            <text:p>305.9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705256" calcext:value-type="float">
            <text:p>305.7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25424" calcext:value-type="float">
            <text:p>305.5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357784" calcext:value-type="float">
            <text:p>305.3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184048" calcext:value-type="float">
            <text:p>305.1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016408" calcext:value-type="float">
            <text:p>305.0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83048" calcext:value-type="float">
            <text:p>304.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668936" calcext:value-type="float">
            <text:p>304.6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51044" calcext:value-type="float">
            <text:p>304.5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300128" calcext:value-type="float">
            <text:p>304.3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108104" calcext:value-type="float">
            <text:p>304.1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94656" calcext:value-type="float">
            <text:p>303.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791112" calcext:value-type="float">
            <text:p>303.7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50904" calcext:value-type="float">
            <text:p>303.6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486312" calcext:value-type="float">
            <text:p>303.4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324768" calcext:value-type="float">
            <text:p>303.3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163224" calcext:value-type="float">
            <text:p>303.1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00168" calcext:value-type="float">
            <text:p>303.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876712" calcext:value-type="float">
            <text:p>302.8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65116" calcext:value-type="float">
            <text:p>302.6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49876" calcext:value-type="float">
            <text:p>302.4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340264" calcext:value-type="float">
            <text:p>302.3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17872" calcext:value-type="float">
            <text:p>302.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065944" calcext:value-type="float">
            <text:p>302.0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937928" calcext:value-type="float">
            <text:p>301.9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819056" calcext:value-type="float">
            <text:p>301.8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6056" calcext:value-type="float">
            <text:p>301.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514256" calcext:value-type="float">
            <text:p>301.5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425864" calcext:value-type="float">
            <text:p>301.4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18812" calcext:value-type="float">
            <text:p>301.1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151544" calcext:value-type="float">
            <text:p>301.1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629312" calcext:value-type="float">
            <text:p>304.6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318416" calcext:value-type="float">
            <text:p>304.3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434496" calcext:value-type="float">
            <text:p>303.4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976528" calcext:value-type="float">
            <text:p>305.9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596296" calcext:value-type="float">
            <text:p>302.5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45904" calcext:value-type="float">
            <text:p>301.7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88432" calcext:value-type="float">
            <text:p>308.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917848" calcext:value-type="float">
            <text:p>308.9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52796" calcext:value-type="float">
            <text:p>307.5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96052" calcext:value-type="float">
            <text:p>308.9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245008" calcext:value-type="float">
            <text:p>305.2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79832" calcext:value-type="float">
            <text:p>304.9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97992" calcext:value-type="float">
            <text:p>305.4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132488" calcext:value-type="float">
            <text:p>304.1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290728" calcext:value-type="float">
            <text:p>305.2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827176" calcext:value-type="float">
            <text:p>305.8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509672" calcext:value-type="float">
            <text:p>307.5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32984" calcext:value-type="float">
            <text:p>307.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109872" calcext:value-type="float">
            <text:p>309.1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067968" calcext:value-type="float">
            <text:p>306.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14328" calcext:value-type="float">
            <text:p>303.6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578264" calcext:value-type="float">
            <text:p>301.5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75288" calcext:value-type="float">
            <text:p>303.6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71212" calcext:value-type="float">
            <text:p>302.7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68164" calcext:value-type="float">
            <text:p>302.6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27688" calcext:value-type="float">
            <text:p>303.8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306992" calcext:value-type="float">
            <text:p>301.3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843184" calcext:value-type="float">
            <text:p>302.8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078392" calcext:value-type="float">
            <text:p>301.0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224696" calcext:value-type="float">
            <text:p>301.2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18812" calcext:value-type="float">
            <text:p>301.1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224696" calcext:value-type="float">
            <text:p>301.2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255176" calcext:value-type="float">
            <text:p>301.2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374048" calcext:value-type="float">
            <text:p>301.3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319184" calcext:value-type="float">
            <text:p>301.3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34052" calcext:value-type="float">
            <text:p>301.3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407576" calcext:value-type="float">
            <text:p>301.4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55388" calcext:value-type="float">
            <text:p>301.5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27032" calcext:value-type="float">
            <text:p>301.6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78848" calcext:value-type="float">
            <text:p>301.6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81896" calcext:value-type="float">
            <text:p>301.6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81896" calcext:value-type="float">
            <text:p>301.6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687992" calcext:value-type="float">
            <text:p>301.6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770288" calcext:value-type="float">
            <text:p>301.7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892208" calcext:value-type="float">
            <text:p>301.8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925736" calcext:value-type="float">
            <text:p>301.9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1.9806" calcext:value-type="float">
            <text:p>301.9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014128" calcext:value-type="float">
            <text:p>302.0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02632" calcext:value-type="float">
            <text:p>302.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090328" calcext:value-type="float">
            <text:p>302.0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181768" calcext:value-type="float">
            <text:p>302.1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31588" calcext:value-type="float">
            <text:p>302.3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410368" calcext:value-type="float">
            <text:p>302.4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404272" calcext:value-type="float">
            <text:p>302.4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446944" calcext:value-type="float">
            <text:p>302.4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440848" calcext:value-type="float">
            <text:p>302.4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92548" calcext:value-type="float">
            <text:p>302.9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92548" calcext:value-type="float">
            <text:p>302.9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2.922432" calcext:value-type="float">
            <text:p>302.9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010824" calcext:value-type="float">
            <text:p>303.0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480216" calcext:value-type="float">
            <text:p>303.4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09312" calcext:value-type="float">
            <text:p>303.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175416" calcext:value-type="float">
            <text:p>303.1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254664" calcext:value-type="float">
            <text:p>303.2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224184" calcext:value-type="float">
            <text:p>303.2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257712" calcext:value-type="float">
            <text:p>303.2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36744" calcext:value-type="float">
            <text:p>303.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373536" calcext:value-type="float">
            <text:p>303.3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422304" calcext:value-type="float">
            <text:p>303.4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452784" calcext:value-type="float">
            <text:p>303.4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41316" calcext:value-type="float">
            <text:p>303.4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416208" calcext:value-type="float">
            <text:p>303.4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468024" calcext:value-type="float">
            <text:p>303.4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02136" calcext:value-type="float">
            <text:p>303.6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23472" calcext:value-type="float">
            <text:p>303.6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29568" calcext:value-type="float">
            <text:p>303.6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32616" calcext:value-type="float">
            <text:p>303.6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684432" calcext:value-type="float">
            <text:p>303.6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760632" calcext:value-type="float">
            <text:p>303.7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727104" calcext:value-type="float">
            <text:p>303.7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791112" calcext:value-type="float">
            <text:p>303.7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882552" calcext:value-type="float">
            <text:p>303.8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0004" calcext:value-type="float">
            <text:p>308.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964848" calcext:value-type="float">
            <text:p>303.9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34952" calcext:value-type="float">
            <text:p>304.0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41048" calcext:value-type="float">
            <text:p>304.0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62384" calcext:value-type="float">
            <text:p>304.0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92864" calcext:value-type="float">
            <text:p>304.0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44096" calcext:value-type="float">
            <text:p>304.0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5324" calcext:value-type="float">
            <text:p>304.0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13616" calcext:value-type="float">
            <text:p>304.0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08372" calcext:value-type="float">
            <text:p>304.0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1142" calcext:value-type="float">
            <text:p>304.1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233072" calcext:value-type="float">
            <text:p>304.2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385472" calcext:value-type="float">
            <text:p>304.3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43384" calcext:value-type="float">
            <text:p>304.4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466744" calcext:value-type="float">
            <text:p>308.4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635408" calcext:value-type="float">
            <text:p>304.6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7238" calcext:value-type="float">
            <text:p>304.7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839624" calcext:value-type="float">
            <text:p>304.8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28016" calcext:value-type="float">
            <text:p>304.9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068224" calcext:value-type="float">
            <text:p>305.0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869848" calcext:value-type="float">
            <text:p>305.8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06896" calcext:value-type="float">
            <text:p>311.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3334" calcext:value-type="float">
            <text:p>305.3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762912" calcext:value-type="float">
            <text:p>306.7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183024" calcext:value-type="float">
            <text:p>309.1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7056" calcext:value-type="float">
            <text:p>305.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35448" calcext:value-type="float">
            <text:p>306.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80288" calcext:value-type="float">
            <text:p>305.5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705256" calcext:value-type="float">
            <text:p>305.7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442872" calcext:value-type="float">
            <text:p>306.4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7144" calcext:value-type="float">
            <text:p>305.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903376" calcext:value-type="float">
            <text:p>305.9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964336" calcext:value-type="float">
            <text:p>305.9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409344" calcext:value-type="float">
            <text:p>306.4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199032" calcext:value-type="float">
            <text:p>306.1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269136" calcext:value-type="float">
            <text:p>306.2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6288" calcext:value-type="float">
            <text:p>306.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650136" calcext:value-type="float">
            <text:p>306.6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732432" calcext:value-type="float">
            <text:p>306.7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836064" calcext:value-type="float">
            <text:p>306.8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915312" calcext:value-type="float">
            <text:p>306.9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037232" calcext:value-type="float">
            <text:p>307.0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3172" calcext:value-type="float">
            <text:p>307.1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210968" calcext:value-type="float">
            <text:p>307.2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296312" calcext:value-type="float">
            <text:p>307.2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332632" calcext:value-type="float">
            <text:p>308.3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549296" calcext:value-type="float">
            <text:p>307.5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6194" calcext:value-type="float">
            <text:p>307.6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43472" calcext:value-type="float">
            <text:p>311.2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872384" calcext:value-type="float">
            <text:p>307.8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890672" calcext:value-type="float">
            <text:p>307.8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90896" calcext:value-type="float">
            <text:p>307.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994304" calcext:value-type="float">
            <text:p>307.9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097936" calcext:value-type="float">
            <text:p>308.0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158896" calcext:value-type="float">
            <text:p>308.1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3052" calcext:value-type="float">
            <text:p>308.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338728" calcext:value-type="float">
            <text:p>308.3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363112" calcext:value-type="float">
            <text:p>308.3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44236" calcext:value-type="float">
            <text:p>308.4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539896" calcext:value-type="float">
            <text:p>308.5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658768" calcext:value-type="float">
            <text:p>308.6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73192" calcext:value-type="float">
            <text:p>308.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707536" calcext:value-type="float">
            <text:p>308.7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97576" calcext:value-type="float">
            <text:p>308.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033672" calcext:value-type="float">
            <text:p>309.0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109872" calcext:value-type="float">
            <text:p>309.1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253128" calcext:value-type="float">
            <text:p>309.2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353712" calcext:value-type="float">
            <text:p>309.3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43296" calcext:value-type="float">
            <text:p>309.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521352" calcext:value-type="float">
            <text:p>309.5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621936" calcext:value-type="float">
            <text:p>309.6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652416" calcext:value-type="float">
            <text:p>309.6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728616" calcext:value-type="float">
            <text:p>309.7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8292" calcext:value-type="float">
            <text:p>309.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9054" calcext:value-type="float">
            <text:p>309.9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969408" calcext:value-type="float">
            <text:p>309.9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999888" calcext:value-type="float">
            <text:p>309.9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015128" calcext:value-type="float">
            <text:p>310.0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07304" calcext:value-type="float">
            <text:p>310.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08828" calcext:value-type="float">
            <text:p>310.0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11876" calcext:value-type="float">
            <text:p>310.1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143144" calcext:value-type="float">
            <text:p>310.1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155336" calcext:value-type="float">
            <text:p>310.1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2102" calcext:value-type="float">
            <text:p>310.2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243728" calcext:value-type="float">
            <text:p>310.2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304688" calcext:value-type="float">
            <text:p>310.3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34736" calcext:value-type="float">
            <text:p>310.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380888" calcext:value-type="float">
            <text:p>310.3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414416" calcext:value-type="float">
            <text:p>310.4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447944" calcext:value-type="float">
            <text:p>310.4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481472" calcext:value-type="float">
            <text:p>310.4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502808" calcext:value-type="float">
            <text:p>310.5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53024" calcext:value-type="float">
            <text:p>310.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585104" calcext:value-type="float">
            <text:p>310.5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618632" calcext:value-type="float">
            <text:p>310.6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691784" calcext:value-type="float">
            <text:p>310.6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710072" calcext:value-type="float">
            <text:p>310.7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755792" calcext:value-type="float">
            <text:p>310.7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801512" calcext:value-type="float">
            <text:p>310.8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841136" calcext:value-type="float">
            <text:p>310.8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883808" calcext:value-type="float">
            <text:p>310.8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94172" calcext:value-type="float">
            <text:p>310.9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984392" calcext:value-type="float">
            <text:p>310.9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027064" calcext:value-type="float">
            <text:p>311.0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060592" calcext:value-type="float">
            <text:p>311.0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21552" calcext:value-type="float">
            <text:p>311.1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8556" calcext:value-type="float">
            <text:p>311.1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52616" calcext:value-type="float">
            <text:p>311.2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328816" calcext:value-type="float">
            <text:p>311.3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374536" calcext:value-type="float">
            <text:p>311.3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84264" calcext:value-type="float">
            <text:p>311.4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03136" calcext:value-type="float">
            <text:p>311.6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91528" calcext:value-type="float">
            <text:p>311.6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82968" calcext:value-type="float">
            <text:p>311.7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87136" calcext:value-type="float">
            <text:p>311.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981088" calcext:value-type="float">
            <text:p>311.9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096912" calcext:value-type="float">
            <text:p>312.0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17616" calcext:value-type="float">
            <text:p>312.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240168" calcext:value-type="float">
            <text:p>312.2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349896" calcext:value-type="float">
            <text:p>312.3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07808" calcext:value-type="float">
            <text:p>312.4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77912" calcext:value-type="float">
            <text:p>312.4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69352" calcext:value-type="float">
            <text:p>312.5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66888" calcext:value-type="float">
            <text:p>312.6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73568" calcext:value-type="float">
            <text:p>312.7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65008" calcext:value-type="float">
            <text:p>312.8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6864" calcext:value-type="float">
            <text:p>312.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93608" calcext:value-type="float">
            <text:p>313.0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94192" calcext:value-type="float">
            <text:p>313.1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78952" calcext:value-type="float">
            <text:p>313.1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20328" calcext:value-type="float">
            <text:p>313.5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620912" calcext:value-type="float">
            <text:p>313.6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06256" calcext:value-type="float">
            <text:p>313.7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06256" calcext:value-type="float">
            <text:p>313.7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73312" calcext:value-type="float">
            <text:p>313.7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94648" calcext:value-type="float">
            <text:p>313.7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83732" calcext:value-type="float">
            <text:p>313.8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892184" calcext:value-type="float">
            <text:p>313.8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19616" calcext:value-type="float">
            <text:p>313.9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77528" calcext:value-type="float">
            <text:p>313.9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11056" calcext:value-type="float">
            <text:p>314.0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6296" calcext:value-type="float">
            <text:p>314.0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3248" calcext:value-type="float">
            <text:p>314.0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41536" calcext:value-type="float">
            <text:p>314.0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11056" calcext:value-type="float">
            <text:p>314.0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3248" calcext:value-type="float">
            <text:p>314.0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26296" calcext:value-type="float">
            <text:p>314.0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53728" calcext:value-type="float">
            <text:p>314.0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8116" calcext:value-type="float">
            <text:p>314.0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02496" calcext:value-type="float">
            <text:p>314.1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136024" calcext:value-type="float">
            <text:p>314.1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00032" calcext:value-type="float">
            <text:p>314.2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12808" calcext:value-type="float">
            <text:p>314.3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04832" calcext:value-type="float">
            <text:p>314.5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02952" calcext:value-type="float">
            <text:p>314.7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81616" calcext:value-type="float">
            <text:p>314.6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541408" calcext:value-type="float">
            <text:p>314.5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382912" calcext:value-type="float">
            <text:p>314.3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54896" calcext:value-type="float">
            <text:p>314.2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087256" calcext:value-type="float">
            <text:p>314.0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944" calcext:value-type="float">
            <text:p>313.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7636" calcext:value-type="float">
            <text:p>313.7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636152" calcext:value-type="float">
            <text:p>313.6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489848" calcext:value-type="float">
            <text:p>313.4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352688" calcext:value-type="float">
            <text:p>313.3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91144" calcext:value-type="float">
            <text:p>313.1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96072" calcext:value-type="float">
            <text:p>312.9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30184" calcext:value-type="float">
            <text:p>313.1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12608" calcext:value-type="float">
            <text:p>312.7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32192" calcext:value-type="float">
            <text:p>312.4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194448" calcext:value-type="float">
            <text:p>312.1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971944" calcext:value-type="float">
            <text:p>311.9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06768" calcext:value-type="float">
            <text:p>311.7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26352" calcext:value-type="float">
            <text:p>311.4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76416" calcext:value-type="float">
            <text:p>311.1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920384" calcext:value-type="float">
            <text:p>310.9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646064" calcext:value-type="float">
            <text:p>310.6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383936" calcext:value-type="float">
            <text:p>310.3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11876" calcext:value-type="float">
            <text:p>310.1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8292" calcext:value-type="float">
            <text:p>309.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490872" calcext:value-type="float">
            <text:p>309.4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115968" calcext:value-type="float">
            <text:p>309.1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683152" calcext:value-type="float">
            <text:p>308.6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18328" calcext:value-type="float">
            <text:p>308.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960776" calcext:value-type="float">
            <text:p>307.9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899816" calcext:value-type="float">
            <text:p>307.8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854096" calcext:value-type="float">
            <text:p>307.8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826664" calcext:value-type="float">
            <text:p>307.8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774848" calcext:value-type="float">
            <text:p>307.7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762656" calcext:value-type="float">
            <text:p>307.7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683408" calcext:value-type="float">
            <text:p>307.6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646832" calcext:value-type="float">
            <text:p>307.6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6194" calcext:value-type="float">
            <text:p>307.6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585872" calcext:value-type="float">
            <text:p>307.5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555392" calcext:value-type="float">
            <text:p>307.5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52796" calcext:value-type="float">
            <text:p>307.5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479192" calcext:value-type="float">
            <text:p>307.4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467" calcext:value-type="float">
            <text:p>307.4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439568" calcext:value-type="float">
            <text:p>307.4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479192" calcext:value-type="float">
            <text:p>307.4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515768" calcext:value-type="float">
            <text:p>307.5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531008" calcext:value-type="float">
            <text:p>307.5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531008" calcext:value-type="float">
            <text:p>307.5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488336" calcext:value-type="float">
            <text:p>307.4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470048" calcext:value-type="float">
            <text:p>307.4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427376" calcext:value-type="float">
            <text:p>307.4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396896" calcext:value-type="float">
            <text:p>307.3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320696" calcext:value-type="float">
            <text:p>307.3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235352" calcext:value-type="float">
            <text:p>307.2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1648" calcext:value-type="float">
            <text:p>307.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006752" calcext:value-type="float">
            <text:p>307.0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915312" calcext:value-type="float">
            <text:p>306.9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823872" calcext:value-type="float">
            <text:p>306.8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723288" calcext:value-type="float">
            <text:p>306.7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634896" calcext:value-type="float">
            <text:p>306.6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52212" calcext:value-type="float">
            <text:p>306.5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36972" calcext:value-type="float">
            <text:p>306.3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284376" calcext:value-type="float">
            <text:p>306.2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180744" calcext:value-type="float">
            <text:p>306.1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15636" calcext:value-type="float">
            <text:p>306.1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025296" calcext:value-type="float">
            <text:p>306.0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88204" calcext:value-type="float">
            <text:p>305.8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83632" calcext:value-type="float">
            <text:p>305.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799744" calcext:value-type="float">
            <text:p>305.7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9916" calcext:value-type="float">
            <text:p>305.6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19912" calcext:value-type="float">
            <text:p>305.6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55904" calcext:value-type="float">
            <text:p>305.5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858" calcext:value-type="float">
            <text:p>305.4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27888" calcext:value-type="float">
            <text:p>305.4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376072" calcext:value-type="float">
            <text:p>305.3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336448" calcext:value-type="float">
            <text:p>305.3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260248" calcext:value-type="float">
            <text:p>305.2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205384" calcext:value-type="float">
            <text:p>305.2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15052" calcext:value-type="float">
            <text:p>305.1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156616" calcext:value-type="float">
            <text:p>305.1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144424" calcext:value-type="float">
            <text:p>305.1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113944" calcext:value-type="float">
            <text:p>305.1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071272" calcext:value-type="float">
            <text:p>305.0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107848" calcext:value-type="float">
            <text:p>305.1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037744" calcext:value-type="float">
            <text:p>305.0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85928" calcext:value-type="float">
            <text:p>304.9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92024" calcext:value-type="float">
            <text:p>304.9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79832" calcext:value-type="float">
            <text:p>304.9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76784" calcext:value-type="float">
            <text:p>304.9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01336" calcext:value-type="float">
            <text:p>305.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79832" calcext:value-type="float">
            <text:p>304.9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46304" calcext:value-type="float">
            <text:p>304.9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0668" calcext:value-type="float">
            <text:p>304.9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882296" calcext:value-type="float">
            <text:p>304.8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9812" calcext:value-type="float">
            <text:p>304.9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8288" calcext:value-type="float">
            <text:p>304.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40208" calcext:value-type="float">
            <text:p>304.9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34112" calcext:value-type="float">
            <text:p>304.9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8288" calcext:value-type="float">
            <text:p>304.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24968" calcext:value-type="float">
            <text:p>304.9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903632" calcext:value-type="float">
            <text:p>304.9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001168" calcext:value-type="float">
            <text:p>305.0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052984" calcext:value-type="float">
            <text:p>305.0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12004" calcext:value-type="float">
            <text:p>305.1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110896" calcext:value-type="float">
            <text:p>305.1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21148" calcext:value-type="float">
            <text:p>305.2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31816" calcext:value-type="float">
            <text:p>305.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336448" calcext:value-type="float">
            <text:p>305.3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391312" calcext:value-type="float">
            <text:p>305.3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12648" calcext:value-type="float">
            <text:p>305.4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27888" calcext:value-type="float">
            <text:p>305.4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858" calcext:value-type="float">
            <text:p>305.4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40664" calcext:value-type="float">
            <text:p>305.5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59536" calcext:value-type="float">
            <text:p>305.6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59536" calcext:value-type="float">
            <text:p>305.6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65632" calcext:value-type="float">
            <text:p>305.6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62584" calcext:value-type="float">
            <text:p>305.6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96112" calcext:value-type="float">
            <text:p>305.6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726592" calcext:value-type="float">
            <text:p>305.7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781456" calcext:value-type="float">
            <text:p>305.7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793648" calcext:value-type="float">
            <text:p>305.7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723544" calcext:value-type="float">
            <text:p>305.7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93064" calcext:value-type="float">
            <text:p>305.6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62584" calcext:value-type="float">
            <text:p>305.6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16864" calcext:value-type="float">
            <text:p>305.6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16864" calcext:value-type="float">
            <text:p>305.6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83336" calcext:value-type="float">
            <text:p>305.5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71144" calcext:value-type="float">
            <text:p>305.5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95528" calcext:value-type="float">
            <text:p>305.5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64464" calcext:value-type="float">
            <text:p>305.4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397408" calcext:value-type="float">
            <text:p>305.3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397408" calcext:value-type="float">
            <text:p>305.3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7056" calcext:value-type="float">
            <text:p>305.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4008" calcext:value-type="float">
            <text:p>305.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15696" calcext:value-type="float">
            <text:p>305.4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858" calcext:value-type="float">
            <text:p>305.4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67512" calcext:value-type="float">
            <text:p>305.4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58368" calcext:value-type="float">
            <text:p>305.4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04088" calcext:value-type="float">
            <text:p>305.5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40664" calcext:value-type="float">
            <text:p>305.5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34568" calcext:value-type="float">
            <text:p>305.5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52856" calcext:value-type="float">
            <text:p>305.5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467512" calcext:value-type="float">
            <text:p>305.4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74192" calcext:value-type="float">
            <text:p>305.5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58952" calcext:value-type="float">
            <text:p>305.5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22376" calcext:value-type="float">
            <text:p>305.5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19328" calcext:value-type="float">
            <text:p>305.5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49808" calcext:value-type="float">
            <text:p>305.5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7724" calcext:value-type="float">
            <text:p>305.5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95528" calcext:value-type="float">
            <text:p>305.5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59536" calcext:value-type="float">
            <text:p>305.6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59536" calcext:value-type="float">
            <text:p>305.6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747928" calcext:value-type="float">
            <text:p>305.7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787552" calcext:value-type="float">
            <text:p>305.7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80584" calcext:value-type="float">
            <text:p>305.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91252" calcext:value-type="float">
            <text:p>305.9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872896" calcext:value-type="float">
            <text:p>305.8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842416" calcext:value-type="float">
            <text:p>305.8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839368" calcext:value-type="float">
            <text:p>305.8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8668" calcext:value-type="float">
            <text:p>305.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997864" calcext:value-type="float">
            <text:p>305.9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943" calcext:value-type="float">
            <text:p>305.9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970432" calcext:value-type="float">
            <text:p>305.9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000912" calcext:value-type="float">
            <text:p>306.0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03444" calcext:value-type="float">
            <text:p>306.0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21732" calcext:value-type="float">
            <text:p>306.2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259992" calcext:value-type="float">
            <text:p>306.2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327048" calcext:value-type="float">
            <text:p>306.3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403248" calcext:value-type="float">
            <text:p>306.4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433728" calcext:value-type="float">
            <text:p>306.4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525168" calcext:value-type="float">
            <text:p>306.5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558696" calcext:value-type="float">
            <text:p>306.5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570888" calcext:value-type="float">
            <text:p>306.5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701952" calcext:value-type="float">
            <text:p>306.7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808632" calcext:value-type="float">
            <text:p>306.8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848256" calcext:value-type="float">
            <text:p>306.8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854352" calcext:value-type="float">
            <text:p>306.8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875688" calcext:value-type="float">
            <text:p>306.8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87264" calcext:value-type="float">
            <text:p>306.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954936" calcext:value-type="float">
            <text:p>306.9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96408" calcext:value-type="float">
            <text:p>306.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021992" calcext:value-type="float">
            <text:p>307.0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3172" calcext:value-type="float">
            <text:p>307.1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10384" calcext:value-type="float">
            <text:p>307.1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089048" calcext:value-type="float">
            <text:p>307.0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04288" calcext:value-type="float">
            <text:p>307.1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098192" calcext:value-type="float">
            <text:p>307.0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59152" calcext:value-type="float">
            <text:p>307.1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20792" calcext:value-type="float">
            <text:p>307.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71344" calcext:value-type="float">
            <text:p>307.1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9268" calcext:value-type="float">
            <text:p>307.1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622" calcext:value-type="float">
            <text:p>307.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247544" calcext:value-type="float">
            <text:p>307.2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98776" calcext:value-type="float">
            <text:p>307.1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201824" calcext:value-type="float">
            <text:p>307.2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43912" calcext:value-type="float">
            <text:p>307.1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1648" calcext:value-type="float">
            <text:p>307.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19528" calcext:value-type="float">
            <text:p>307.1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95728" calcext:value-type="float">
            <text:p>307.1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082952" calcext:value-type="float">
            <text:p>307.0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052472" calcext:value-type="float">
            <text:p>307.0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064664" calcext:value-type="float">
            <text:p>307.0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049424" calcext:value-type="float">
            <text:p>307.0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991512" calcext:value-type="float">
            <text:p>306.9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6.967128" calcext:value-type="float">
            <text:p>306.9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086" calcext:value-type="float">
            <text:p>307.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086" calcext:value-type="float">
            <text:p>307.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4696" calcext:value-type="float">
            <text:p>307.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86584" calcext:value-type="float">
            <text:p>307.1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17744" calcext:value-type="float">
            <text:p>307.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217064" calcext:value-type="float">
            <text:p>307.2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229256" calcext:value-type="float">
            <text:p>307.2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290216" calcext:value-type="float">
            <text:p>307.2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311552" calcext:value-type="float">
            <text:p>307.3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308504" calcext:value-type="float">
            <text:p>307.3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387752" calcext:value-type="float">
            <text:p>307.3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43652" calcext:value-type="float">
            <text:p>307.4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984136" calcext:value-type="float">
            <text:p>311.9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273696" calcext:value-type="float">
            <text:p>312.2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188352" calcext:value-type="float">
            <text:p>312.1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71816" calcext:value-type="float">
            <text:p>312.4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31332" calcext:value-type="float">
            <text:p>312.3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15328" calcext:value-type="float">
            <text:p>311.6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69352" calcext:value-type="float">
            <text:p>312.5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005472" calcext:value-type="float">
            <text:p>312.0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01968" calcext:value-type="float">
            <text:p>311.4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398664" calcext:value-type="float">
            <text:p>312.3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17536" calcext:value-type="float">
            <text:p>312.5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99504" calcext:value-type="float">
            <text:p>311.4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10144" calcext:value-type="float">
            <text:p>312.8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859168" calcext:value-type="float">
            <text:p>311.8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103008" calcext:value-type="float">
            <text:p>312.1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14488" calcext:value-type="float">
            <text:p>312.5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27264" calcext:value-type="float">
            <text:p>312.6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88808" calcext:value-type="float">
            <text:p>312.7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58912" calcext:value-type="float">
            <text:p>312.8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599576" calcext:value-type="float">
            <text:p>313.5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47304" calcext:value-type="float">
            <text:p>312.9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80248" calcext:value-type="float">
            <text:p>312.8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35696" calcext:value-type="float">
            <text:p>313.0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346848" calcext:value-type="float">
            <text:p>312.3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288936" calcext:value-type="float">
            <text:p>312.2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026808" calcext:value-type="float">
            <text:p>312.0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08264" calcext:value-type="float">
            <text:p>313.0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99704" calcext:value-type="float">
            <text:p>313.0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35112" calcext:value-type="float">
            <text:p>312.9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80248" calcext:value-type="float">
            <text:p>312.8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46136" calcext:value-type="float">
            <text:p>312.7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200544" calcext:value-type="float">
            <text:p>312.2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27848" calcext:value-type="float">
            <text:p>312.7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97952" calcext:value-type="float">
            <text:p>312.7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71104" calcext:value-type="float">
            <text:p>312.8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035696" calcext:value-type="float">
            <text:p>313.0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27136" calcext:value-type="float">
            <text:p>313.1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43672" calcext:value-type="float">
            <text:p>312.8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93736" calcext:value-type="float">
            <text:p>312.5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1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207408" calcext:value-type="float">
            <text:p>309.2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71104" calcext:value-type="float">
            <text:p>312.8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76288" calcext:value-type="float">
            <text:p>311.6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31152" calcext:value-type="float">
            <text:p>311.7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87136" calcext:value-type="float">
            <text:p>311.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058" calcext:value-type="float">
            <text:p>313.1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76616" calcext:value-type="float">
            <text:p>312.7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051192" calcext:value-type="float">
            <text:p>312.0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965848" calcext:value-type="float">
            <text:p>311.9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95488" calcext:value-type="float">
            <text:p>312.8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88808" calcext:value-type="float">
            <text:p>312.7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6298" calcext:value-type="float">
            <text:p>314.6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819288" calcext:value-type="float">
            <text:p>312.8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715656" calcext:value-type="float">
            <text:p>312.7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920128" calcext:value-type="float">
            <text:p>311.9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691272" calcext:value-type="float">
            <text:p>312.6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48016" calcext:value-type="float">
            <text:p>312.5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1914" calcext:value-type="float">
            <text:p>312.1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05344" calcext:value-type="float">
            <text:p>312.5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17208" calcext:value-type="float">
            <text:p>311.4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73952" calcext:value-type="float">
            <text:p>311.2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310528" calcext:value-type="float">
            <text:p>311.3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17536" calcext:value-type="float">
            <text:p>312.5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81544" calcext:value-type="float">
            <text:p>312.5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28104" calcext:value-type="float">
            <text:p>311.7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74864" calcext:value-type="float">
            <text:p>312.4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508392" calcext:value-type="float">
            <text:p>312.5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148728" calcext:value-type="float">
            <text:p>312.1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3438" calcext:value-type="float">
            <text:p>312.3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84008" calcext:value-type="float">
            <text:p>312.4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310528" calcext:value-type="float">
            <text:p>311.3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459624" calcext:value-type="float">
            <text:p>312.4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261504" calcext:value-type="float">
            <text:p>312.2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944768" calcext:value-type="float">
            <text:p>310.9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93992" calcext:value-type="float">
            <text:p>311.5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75704" calcext:value-type="float">
            <text:p>311.5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58" calcext:value-type="float">
            <text:p>311.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52616" calcext:value-type="float">
            <text:p>311.2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2752" calcext:value-type="float">
            <text:p>311.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356248" calcext:value-type="float">
            <text:p>311.3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801256" calcext:value-type="float">
            <text:p>311.8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060336" calcext:value-type="float">
            <text:p>312.0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39784" calcext:value-type="float">
            <text:p>313.7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231024" calcext:value-type="float">
            <text:p>312.2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19088" calcext:value-type="float">
            <text:p>311.2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60464" calcext:value-type="float">
            <text:p>311.5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73952" calcext:value-type="float">
            <text:p>311.2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231024" calcext:value-type="float">
            <text:p>312.2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33796" calcext:value-type="float">
            <text:p>311.3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234072" calcext:value-type="float">
            <text:p>312.2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2752" calcext:value-type="float">
            <text:p>311.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69788" calcext:value-type="float">
            <text:p>310.6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746648" calcext:value-type="float">
            <text:p>310.7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020712" calcext:value-type="float">
            <text:p>312.0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70192" calcext:value-type="float">
            <text:p>311.6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97804" calcext:value-type="float">
            <text:p>311.9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935368" calcext:value-type="float">
            <text:p>311.9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58584" calcext:value-type="float">
            <text:p>311.7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057288" calcext:value-type="float">
            <text:p>312.0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97804" calcext:value-type="float">
            <text:p>311.9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08472" calcext:value-type="float">
            <text:p>312.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032904" calcext:value-type="float">
            <text:p>312.0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036208" calcext:value-type="float">
            <text:p>311.0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86144" calcext:value-type="float">
            <text:p>311.2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70776" calcext:value-type="float">
            <text:p>311.7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818" calcext:value-type="float">
            <text:p>311.5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43344" calcext:value-type="float">
            <text:p>311.7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7992" calcext:value-type="float">
            <text:p>311.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70776" calcext:value-type="float">
            <text:p>311.7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450992" calcext:value-type="float">
            <text:p>310.4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37248" calcext:value-type="float">
            <text:p>311.7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73368" calcext:value-type="float">
            <text:p>311.1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191144" calcext:value-type="float">
            <text:p>313.1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014872" calcext:value-type="float">
            <text:p>311.0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801256" calcext:value-type="float">
            <text:p>311.8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899048" calcext:value-type="float">
            <text:p>310.8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719216" calcext:value-type="float">
            <text:p>310.7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932576" calcext:value-type="float">
            <text:p>310.9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30696" calcext:value-type="float">
            <text:p>311.1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11112" calcext:value-type="float">
            <text:p>311.4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529984" calcext:value-type="float">
            <text:p>311.5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771032" calcext:value-type="float">
            <text:p>310.7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5912" calcext:value-type="float">
            <text:p>310.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7436" calcext:value-type="float">
            <text:p>310.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82564" calcext:value-type="float">
            <text:p>311.8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237376" calcext:value-type="float">
            <text:p>311.2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045096" calcext:value-type="float">
            <text:p>312.0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874408" calcext:value-type="float">
            <text:p>311.8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828688" calcext:value-type="float">
            <text:p>311.8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533288" calcext:value-type="float">
            <text:p>310.5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22008" calcext:value-type="float">
            <text:p>311.7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191656" calcext:value-type="float">
            <text:p>311.1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74944" calcext:value-type="float">
            <text:p>311.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771032" calcext:value-type="float">
            <text:p>310.7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039256" calcext:value-type="float">
            <text:p>311.0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462928" calcext:value-type="float">
            <text:p>311.4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075832" calcext:value-type="float">
            <text:p>311.0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57596" calcext:value-type="float">
            <text:p>310.5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4388" calcext:value-type="float">
            <text:p>310.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134" calcext:value-type="float">
            <text:p>310.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554624" calcext:value-type="float">
            <text:p>310.5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895744" calcext:value-type="float">
            <text:p>311.8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639968" calcext:value-type="float">
            <text:p>310.6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639968" calcext:value-type="float">
            <text:p>310.6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009288" calcext:value-type="float">
            <text:p>309.0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317392" calcext:value-type="float">
            <text:p>308.3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854096" calcext:value-type="float">
            <text:p>307.8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207408" calcext:value-type="float">
            <text:p>309.2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949096" calcext:value-type="float">
            <text:p>305.9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875944" calcext:value-type="float">
            <text:p>305.8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72964" calcext:value-type="float">
            <text:p>305.7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51628" calcext:value-type="float">
            <text:p>305.5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376072" calcext:value-type="float">
            <text:p>305.3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5.650392" calcext:value-type="float">
            <text:p>305.6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7.424328" calcext:value-type="float">
            <text:p>307.4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8.012592" calcext:value-type="float">
            <text:p>308.0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085488" calcext:value-type="float">
            <text:p>309.0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26532" calcext:value-type="float">
            <text:p>309.2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439056" calcext:value-type="float">
            <text:p>309.4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582312" calcext:value-type="float">
            <text:p>309.5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695088" calcext:value-type="float">
            <text:p>309.6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9.804816" calcext:value-type="float">
            <text:p>309.8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051704" calcext:value-type="float">
            <text:p>310.0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283352" calcext:value-type="float">
            <text:p>310.2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557672" calcext:value-type="float">
            <text:p>310.5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914288" calcext:value-type="float">
            <text:p>310.9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822848" calcext:value-type="float">
            <text:p>310.8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633872" calcext:value-type="float">
            <text:p>310.6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940696" calcext:value-type="float">
            <text:p>314.9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679592" calcext:value-type="float">
            <text:p>310.6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0.978296" calcext:value-type="float">
            <text:p>310.9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334912" calcext:value-type="float">
            <text:p>311.3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658" calcext:value-type="float">
            <text:p>311.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1.959752" calcext:value-type="float">
            <text:p>311.9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2728" calcext:value-type="float">
            <text:p>317.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2.913776" calcext:value-type="float">
            <text:p>312.9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3.76112" calcext:value-type="float">
            <text:p>313.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245752" calcext:value-type="float">
            <text:p>314.2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4.776104" calcext:value-type="float">
            <text:p>314.7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99776" calcext:value-type="float">
            <text:p>315.1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2896" calcext:value-type="float">
            <text:p>315.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646808" calcext:value-type="float">
            <text:p>319.6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266576" calcext:value-type="float">
            <text:p>316.2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684152" calcext:value-type="float">
            <text:p>316.6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40768" calcext:value-type="float">
            <text:p>317.0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69952" calcext:value-type="float">
            <text:p>317.3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04064" calcext:value-type="float">
            <text:p>317.5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823848" calcext:value-type="float">
            <text:p>318.8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70828" calcext:value-type="float">
            <text:p>317.7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7112" calcext:value-type="float">
            <text:p>317.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94336" calcext:value-type="float">
            <text:p>317.3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254128" calcext:value-type="float">
            <text:p>317.2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86488" calcext:value-type="float">
            <text:p>317.0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906144" calcext:value-type="float">
            <text:p>318.9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5296" calcext:value-type="float">
            <text:p>317.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25528" calcext:value-type="float">
            <text:p>317.0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70664" calcext:value-type="float">
            <text:p>316.9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27992" calcext:value-type="float">
            <text:p>316.9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982856" calcext:value-type="float">
            <text:p>316.9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99976" calcext:value-type="float">
            <text:p>316.7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461648" calcext:value-type="float">
            <text:p>316.4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56848" calcext:value-type="float">
            <text:p>316.1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80064" calcext:value-type="float">
            <text:p>315.9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70336" calcext:value-type="float">
            <text:p>315.8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0328" calcext:value-type="float">
            <text:p>315.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972688" calcext:value-type="float">
            <text:p>320.9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19104" calcext:value-type="float">
            <text:p>315.9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855096" calcext:value-type="float">
            <text:p>315.8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28248" calcext:value-type="float">
            <text:p>315.9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28832" calcext:value-type="float">
            <text:p>316.0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297056" calcext:value-type="float">
            <text:p>316.2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894208" calcext:value-type="float">
            <text:p>317.8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614048" calcext:value-type="float">
            <text:p>316.6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464696" calcext:value-type="float">
            <text:p>316.4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324488" calcext:value-type="float">
            <text:p>316.3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72088" calcext:value-type="float">
            <text:p>316.1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34928" calcext:value-type="float">
            <text:p>316.0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4044" calcext:value-type="float">
            <text:p>315.9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52632" calcext:value-type="float">
            <text:p>315.9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998352" calcext:value-type="float">
            <text:p>315.9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56264" calcext:value-type="float">
            <text:p>316.0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60024" calcext:value-type="float">
            <text:p>315.6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169296" calcext:value-type="float">
            <text:p>315.1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205104" calcext:value-type="float">
            <text:p>318.2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449712" calcext:value-type="float">
            <text:p>315.4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531752" calcext:value-type="float">
            <text:p>316.5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42064" calcext:value-type="float">
            <text:p>316.7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751208" calcext:value-type="float">
            <text:p>316.7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662816" calcext:value-type="float">
            <text:p>316.6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01664" calcext:value-type="float">
            <text:p>316.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547248" calcext:value-type="float">
            <text:p>315.5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5.653928" calcext:value-type="float">
            <text:p>315.6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857888" calcext:value-type="float">
            <text:p>316.8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175136" calcext:value-type="float">
            <text:p>316.1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330584" calcext:value-type="float">
            <text:p>316.3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6.812168" calcext:value-type="float">
            <text:p>316.8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034672" calcext:value-type="float">
            <text:p>317.0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376048" calcext:value-type="float">
            <text:p>317.3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86068" calcext:value-type="float">
            <text:p>317.8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2112" calcext:value-type="float">
            <text:p>318.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610488" calcext:value-type="float">
            <text:p>318.6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970152" calcext:value-type="float">
            <text:p>318.9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299336" calcext:value-type="float">
            <text:p>319.2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686432" calcext:value-type="float">
            <text:p>319.6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021712" calcext:value-type="float">
            <text:p>320.0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311272" calcext:value-type="float">
            <text:p>320.3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622168" calcext:value-type="float">
            <text:p>320.6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777616" calcext:value-type="float">
            <text:p>320.7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914776" calcext:value-type="float">
            <text:p>320.9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1.216528" calcext:value-type="float">
            <text:p>321.2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1.499992" calcext:value-type="float">
            <text:p>321.4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1.923664" calcext:value-type="float">
            <text:p>321.9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252848" calcext:value-type="float">
            <text:p>322.2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255896" calcext:value-type="float">
            <text:p>322.2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1-2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240656" calcext:value-type="float">
            <text:p>322.2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140072" calcext:value-type="float">
            <text:p>322.1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109592" calcext:value-type="float">
            <text:p>322.1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514976" calcext:value-type="float">
            <text:p>322.5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835016" calcext:value-type="float">
            <text:p>322.8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304408" calcext:value-type="float">
            <text:p>323.3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813424" calcext:value-type="float">
            <text:p>323.8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096888" calcext:value-type="float">
            <text:p>324.0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62648" calcext:value-type="float">
            <text:p>324.4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15632" calcext:value-type="float">
            <text:p>324.7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02272" calcext:value-type="float">
            <text:p>324.5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191376" calcext:value-type="float">
            <text:p>324.1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840856" calcext:value-type="float">
            <text:p>323.8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481192" calcext:value-type="float">
            <text:p>323.4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048376" calcext:value-type="float">
            <text:p>323.0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627752" calcext:value-type="float">
            <text:p>322.6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301616" calcext:value-type="float">
            <text:p>322.3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255896" calcext:value-type="float">
            <text:p>322.2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0974" calcext:value-type="float">
            <text:p>322.0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1.756024" calcext:value-type="float">
            <text:p>321.7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1.332352" calcext:value-type="float">
            <text:p>321.3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1.21348" calcext:value-type="float">
            <text:p>321.2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8782" calcext:value-type="float">
            <text:p>320.8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305176" calcext:value-type="float">
            <text:p>320.3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68948" calcext:value-type="float">
            <text:p>319.6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043304" calcext:value-type="float">
            <text:p>319.0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552576" calcext:value-type="float">
            <text:p>318.5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8.168528" calcext:value-type="float">
            <text:p>318.1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735712" calcext:value-type="float">
            <text:p>317.7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442592" calcext:value-type="float">
            <text:p>319.4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442592" calcext:value-type="float">
            <text:p>319.4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442592" calcext:value-type="float">
            <text:p>319.4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442592" calcext:value-type="float">
            <text:p>319.4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463928" calcext:value-type="float">
            <text:p>319.4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442592" calcext:value-type="float">
            <text:p>319.4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9.418208" calcext:value-type="float">
            <text:p>319.4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0.37528" calcext:value-type="float">
            <text:p>320.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1.2592" calcext:value-type="float">
            <text:p>321.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1.643248" calcext:value-type="float">
            <text:p>321.6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1.917568" calcext:value-type="float">
            <text:p>321.9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347336" calcext:value-type="float">
            <text:p>322.3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618608" calcext:value-type="float">
            <text:p>322.6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347336" calcext:value-type="float">
            <text:p>322.3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88988" calcext:value-type="float">
            <text:p>322.8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002656" calcext:value-type="float">
            <text:p>323.0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139816" calcext:value-type="float">
            <text:p>323.1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365368" calcext:value-type="float">
            <text:p>323.3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344032" calcext:value-type="float">
            <text:p>323.3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840856" calcext:value-type="float">
            <text:p>323.8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112128" calcext:value-type="float">
            <text:p>324.1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316344" calcext:value-type="float">
            <text:p>324.3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7616" calcext:value-type="float">
            <text:p>324.5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91832" calcext:value-type="float">
            <text:p>324.7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0432" calcext:value-type="float">
            <text:p>325.0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78928" calcext:value-type="float">
            <text:p>325.1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25816" calcext:value-type="float">
            <text:p>325.4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75752" calcext:value-type="float">
            <text:p>325.6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1408" calcext:value-type="float">
            <text:p>325.9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605392" calcext:value-type="float">
            <text:p>326.6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08088" calcext:value-type="float">
            <text:p>327.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285096" calcext:value-type="float">
            <text:p>327.2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464928" calcext:value-type="float">
            <text:p>327.4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87336" calcext:value-type="float">
            <text:p>327.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394568" calcext:value-type="float">
            <text:p>328.3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778616" calcext:value-type="float">
            <text:p>328.7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958448" calcext:value-type="float">
            <text:p>328.9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254104" calcext:value-type="float">
            <text:p>329.2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11-1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50404" calcext:value-type="float">
            <text:p>329.5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11-1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779128" calcext:value-type="float">
            <text:p>326.7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80656" calcext:value-type="float">
            <text:p>326.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243424" calcext:value-type="float">
            <text:p>335.2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585056" calcext:value-type="float">
            <text:p>334.5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792576" calcext:value-type="float">
            <text:p>333.7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112872" calcext:value-type="float">
            <text:p>333.1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802488" calcext:value-type="float">
            <text:p>330.8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967336" calcext:value-type="float">
            <text:p>329.9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62596" calcext:value-type="float">
            <text:p>329.6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196192" calcext:value-type="float">
            <text:p>329.1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766424" calcext:value-type="float">
            <text:p>328.7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379328" calcext:value-type="float">
            <text:p>328.3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312272" calcext:value-type="float">
            <text:p>328.3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199496" calcext:value-type="float">
            <text:p>328.1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928224" calcext:value-type="float">
            <text:p>327.9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928224" calcext:value-type="float">
            <text:p>327.9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861168" calcext:value-type="float">
            <text:p>327.8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5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062336" calcext:value-type="float">
            <text:p>328.0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4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17816" calcext:value-type="float">
            <text:p>328.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266552" calcext:value-type="float">
            <text:p>328.2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13244" calcext:value-type="float">
            <text:p>328.1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4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108056" calcext:value-type="float">
            <text:p>328.1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4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17816" calcext:value-type="float">
            <text:p>328.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4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336656" calcext:value-type="float">
            <text:p>328.3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495152" calcext:value-type="float">
            <text:p>328.4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720704" calcext:value-type="float">
            <text:p>328.7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3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766424" calcext:value-type="float">
            <text:p>328.7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97064" calcext:value-type="float">
            <text:p>328.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308968" calcext:value-type="float">
            <text:p>329.3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738736" calcext:value-type="float">
            <text:p>329.7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60132" calcext:value-type="float">
            <text:p>330.6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2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893928" calcext:value-type="float">
            <text:p>330.8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006704" calcext:value-type="float">
            <text:p>331.0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2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031088" calcext:value-type="float">
            <text:p>331.0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052424" calcext:value-type="float">
            <text:p>331.0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281024" calcext:value-type="float">
            <text:p>331.2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1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686408" calcext:value-type="float">
            <text:p>331.6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1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95768" calcext:value-type="float">
            <text:p>331.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982064" calcext:value-type="float">
            <text:p>331.9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207616" calcext:value-type="float">
            <text:p>332.2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8-0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274672" calcext:value-type="float">
            <text:p>332.2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478888" calcext:value-type="float">
            <text:p>332.4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728824" calcext:value-type="float">
            <text:p>332.7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091536" calcext:value-type="float">
            <text:p>333.0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091536" calcext:value-type="float">
            <text:p>333.0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317088" calcext:value-type="float">
            <text:p>333.3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63408" calcext:value-type="float">
            <text:p>333.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2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975456" calcext:value-type="float">
            <text:p>333.9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222344" calcext:value-type="float">
            <text:p>334.2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313784" calcext:value-type="float">
            <text:p>334.3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268064" calcext:value-type="float">
            <text:p>334.2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222344" calcext:value-type="float">
            <text:p>334.2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109568" calcext:value-type="float">
            <text:p>334.1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1-0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09128" calcext:value-type="float">
            <text:p>334.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996792" calcext:value-type="float">
            <text:p>333.9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929736" calcext:value-type="float">
            <text:p>333.9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0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021176" calcext:value-type="float">
            <text:p>334.0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042512" calcext:value-type="float">
            <text:p>334.0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0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021176" calcext:value-type="float">
            <text:p>334.0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951072" calcext:value-type="float">
            <text:p>333.9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612744" calcext:value-type="float">
            <text:p>333.6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250032" calcext:value-type="float">
            <text:p>333.2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9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93304" calcext:value-type="float">
            <text:p>332.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728824" calcext:value-type="float">
            <text:p>332.7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411832" calcext:value-type="float">
            <text:p>332.4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073504" calcext:value-type="float">
            <text:p>332.0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756512" calcext:value-type="float">
            <text:p>331.7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573632" calcext:value-type="float">
            <text:p>331.5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8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031088" calcext:value-type="float">
            <text:p>331.0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939648" calcext:value-type="float">
            <text:p>330.9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8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735432" calcext:value-type="float">
            <text:p>330.7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643992" calcext:value-type="float">
            <text:p>330.6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442824" calcext:value-type="float">
            <text:p>330.4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259944" calcext:value-type="float">
            <text:p>330.2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125832" calcext:value-type="float">
            <text:p>330.1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080112" calcext:value-type="float">
            <text:p>330.0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168504" calcext:value-type="float">
            <text:p>330.1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7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351384" calcext:value-type="float">
            <text:p>330.3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397104" calcext:value-type="float">
            <text:p>330.3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6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442824" calcext:value-type="float">
            <text:p>330.4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41844" calcext:value-type="float">
            <text:p>330.4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351384" calcext:value-type="float">
            <text:p>330.3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50988" calcext:value-type="float">
            <text:p>330.5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759816" calcext:value-type="float">
            <text:p>330.7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918312" calcext:value-type="float">
            <text:p>330.9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5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918312" calcext:value-type="float">
            <text:p>330.9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939648" calcext:value-type="float">
            <text:p>330.9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802488" calcext:value-type="float">
            <text:p>330.8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5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576936" calcext:value-type="float">
            <text:p>330.5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485496" calcext:value-type="float">
            <text:p>330.4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60132" calcext:value-type="float">
            <text:p>330.6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689712" calcext:value-type="float">
            <text:p>330.6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668376" calcext:value-type="float">
            <text:p>330.6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50988" calcext:value-type="float">
            <text:p>330.5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305664" calcext:value-type="float">
            <text:p>330.3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4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192888" calcext:value-type="float">
            <text:p>330.1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3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37272" calcext:value-type="float">
            <text:p>330.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622656" calcext:value-type="float">
            <text:p>330.6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802488" calcext:value-type="float">
            <text:p>330.8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3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781152" calcext:value-type="float">
            <text:p>330.7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098144" calcext:value-type="float">
            <text:p>331.0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527912" calcext:value-type="float">
            <text:p>331.5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207616" calcext:value-type="float">
            <text:p>332.2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75016" calcext:value-type="float">
            <text:p>332.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228696" calcext:value-type="float">
            <text:p>333.2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2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746856" calcext:value-type="float">
            <text:p>333.7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133952" calcext:value-type="float">
            <text:p>334.1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133952" calcext:value-type="float">
            <text:p>334.1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7-01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539336" calcext:value-type="float">
            <text:p>334.5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7372" calcext:value-type="float">
            <text:p>335.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11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78292" calcext:value-type="float">
            <text:p>335.7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804256" calcext:value-type="float">
            <text:p>335.8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758536" calcext:value-type="float">
            <text:p>335.7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054192" calcext:value-type="float">
            <text:p>336.0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48396" calcext:value-type="float">
            <text:p>336.4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1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48396" calcext:value-type="float">
            <text:p>336.4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10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304128" calcext:value-type="float">
            <text:p>336.3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304128" calcext:value-type="float">
            <text:p>336.3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10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279744" calcext:value-type="float">
            <text:p>336.2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371184" calcext:value-type="float">
            <text:p>336.3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39252" calcext:value-type="float">
            <text:p>336.3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52968" calcext:value-type="float">
            <text:p>336.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349848" calcext:value-type="float">
            <text:p>336.3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279744" calcext:value-type="float">
            <text:p>336.2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5754" calcext:value-type="float">
            <text:p>336.5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8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52968" calcext:value-type="float">
            <text:p>336.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325464" calcext:value-type="float">
            <text:p>336.3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758536" calcext:value-type="float">
            <text:p>335.7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441544" calcext:value-type="float">
            <text:p>335.4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283048" calcext:value-type="float">
            <text:p>335.2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966056" calcext:value-type="float">
            <text:p>334.9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627728" calcext:value-type="float">
            <text:p>334.6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19796" calcext:value-type="float">
            <text:p>334.1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902304" calcext:value-type="float">
            <text:p>333.9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652368" calcext:value-type="float">
            <text:p>333.6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26832" calcext:value-type="float">
            <text:p>333.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064104" calcext:value-type="float">
            <text:p>333.0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905608" calcext:value-type="float">
            <text:p>332.9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6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951328" calcext:value-type="float">
            <text:p>332.9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6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951328" calcext:value-type="float">
            <text:p>332.9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6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042768" calcext:value-type="float">
            <text:p>333.0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5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246984" calcext:value-type="float">
            <text:p>333.2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292704" calcext:value-type="float">
            <text:p>333.2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5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4512" calcext:value-type="float">
            <text:p>333.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5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698088" calcext:value-type="float">
            <text:p>333.6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5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993744" calcext:value-type="float">
            <text:p>333.9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265016" calcext:value-type="float">
            <text:p>334.2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536288" calcext:value-type="float">
            <text:p>334.5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740504" calcext:value-type="float">
            <text:p>334.7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4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011776" calcext:value-type="float">
            <text:p>335.0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465928" calcext:value-type="float">
            <text:p>335.4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69148" calcext:value-type="float">
            <text:p>335.6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4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941416" calcext:value-type="float">
            <text:p>335.9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462624" calcext:value-type="float">
            <text:p>336.4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779616" calcext:value-type="float">
            <text:p>336.7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3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142328" calcext:value-type="float">
            <text:p>337.1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593432" calcext:value-type="float">
            <text:p>337.5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3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660488" calcext:value-type="float">
            <text:p>337.6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797648" calcext:value-type="float">
            <text:p>337.7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526376" calcext:value-type="float">
            <text:p>337.5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617816" calcext:value-type="float">
            <text:p>337.6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572096" calcext:value-type="float">
            <text:p>337.5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526376" calcext:value-type="float">
            <text:p>337.5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797648" calcext:value-type="float">
            <text:p>337.7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2518" calcext:value-type="float">
            <text:p>338.2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318856" calcext:value-type="float">
            <text:p>338.3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477352" calcext:value-type="float">
            <text:p>338.4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840064" calcext:value-type="float">
            <text:p>338.8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202776" calcext:value-type="float">
            <text:p>339.2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723984" calcext:value-type="float">
            <text:p>339.7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153752" calcext:value-type="float">
            <text:p>340.1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470744" calcext:value-type="float">
            <text:p>340.4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67496" calcext:value-type="float">
            <text:p>340.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946232" calcext:value-type="float">
            <text:p>340.9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217504" calcext:value-type="float">
            <text:p>341.2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33028" calcext:value-type="float">
            <text:p>341.3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580216" calcext:value-type="float">
            <text:p>341.5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897208" calcext:value-type="float">
            <text:p>341.8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147144" calcext:value-type="float">
            <text:p>342.1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25992" calcext:value-type="float">
            <text:p>342.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1-1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677496" calcext:value-type="float">
            <text:p>342.6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756744" calcext:value-type="float">
            <text:p>342.7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0524" calcext:value-type="float">
            <text:p>343.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91524" calcext:value-type="float">
            <text:p>342.9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848184" calcext:value-type="float">
            <text:p>342.8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985344" calcext:value-type="float">
            <text:p>342.9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210896" calcext:value-type="float">
            <text:p>343.2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390728" calcext:value-type="float">
            <text:p>343.3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415112" calcext:value-type="float">
            <text:p>343.4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503504" calcext:value-type="float">
            <text:p>343.5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686384" calcext:value-type="float">
            <text:p>343.6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908632" calcext:value-type="float">
            <text:p>344.9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79916" calcext:value-type="float">
            <text:p>343.7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598248" calcext:value-type="float">
            <text:p>342.5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308944" calcext:value-type="float">
            <text:p>341.3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88248" calcext:value-type="float">
            <text:p>339.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139024" calcext:value-type="float">
            <text:p>338.1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78292" calcext:value-type="float">
            <text:p>335.7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859632" calcext:value-type="float">
            <text:p>333.8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887064" calcext:value-type="float">
            <text:p>333.8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25308" calcext:value-type="float">
            <text:p>333.2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503272" calcext:value-type="float">
            <text:p>332.5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893672" calcext:value-type="float">
            <text:p>331.8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326744" calcext:value-type="float">
            <text:p>331.3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964032" calcext:value-type="float">
            <text:p>330.9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671424" calcext:value-type="float">
            <text:p>330.6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579984" calcext:value-type="float">
            <text:p>330.5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488544" calcext:value-type="float">
            <text:p>330.4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467208" calcext:value-type="float">
            <text:p>330.4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579984" calcext:value-type="float">
            <text:p>330.5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5556" calcext:value-type="float">
            <text:p>330.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534264" calcext:value-type="float">
            <text:p>330.5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60132" calcext:value-type="float">
            <text:p>330.6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64704" calcext:value-type="float">
            <text:p>330.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805536" calcext:value-type="float">
            <text:p>330.8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964032" calcext:value-type="float">
            <text:p>330.9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189584" calcext:value-type="float">
            <text:p>331.1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34808" calcext:value-type="float">
            <text:p>331.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598016" calcext:value-type="float">
            <text:p>331.5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802232" calcext:value-type="float">
            <text:p>331.8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006448" calcext:value-type="float">
            <text:p>332.0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073504" calcext:value-type="float">
            <text:p>332.0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27772" calcext:value-type="float">
            <text:p>332.2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36916" calcext:value-type="float">
            <text:p>332.3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481936" calcext:value-type="float">
            <text:p>332.4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661768" calcext:value-type="float">
            <text:p>332.6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957424" calcext:value-type="float">
            <text:p>332.9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16164" calcext:value-type="float">
            <text:p>333.1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295752" calcext:value-type="float">
            <text:p>333.2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637128" calcext:value-type="float">
            <text:p>333.6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99984" calcext:value-type="float">
            <text:p>333.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408272" calcext:value-type="float">
            <text:p>334.4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542384" calcext:value-type="float">
            <text:p>334.5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496664" calcext:value-type="float">
            <text:p>334.4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450944" calcext:value-type="float">
            <text:p>334.4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65516" calcext:value-type="float">
            <text:p>334.6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813656" calcext:value-type="float">
            <text:p>334.8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313528" calcext:value-type="float">
            <text:p>335.3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743296" calcext:value-type="float">
            <text:p>335.7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151728" calcext:value-type="float">
            <text:p>336.1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557112" calcext:value-type="float">
            <text:p>336.5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011264" calcext:value-type="float">
            <text:p>337.0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465416" calcext:value-type="float">
            <text:p>337.4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14512" calcext:value-type="float">
            <text:p>338.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733384" calcext:value-type="float">
            <text:p>338.7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208872" calcext:value-type="float">
            <text:p>339.2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480144" calcext:value-type="float">
            <text:p>339.4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659976" calcext:value-type="float">
            <text:p>339.6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955632" calcext:value-type="float">
            <text:p>339.9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33968" calcext:value-type="float">
            <text:p>340.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498176" calcext:value-type="float">
            <text:p>340.4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56828" calcext:value-type="float">
            <text:p>340.5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543896" calcext:value-type="float">
            <text:p>340.5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589616" calcext:value-type="float">
            <text:p>340.5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1-0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64448" calcext:value-type="float">
            <text:p>340.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589616" calcext:value-type="float">
            <text:p>340.5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635336" calcext:value-type="float">
            <text:p>340.6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681056" calcext:value-type="float">
            <text:p>340.6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56828" calcext:value-type="float">
            <text:p>340.5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543896" calcext:value-type="float">
            <text:p>340.5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769448" calcext:value-type="float">
            <text:p>340.7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885272" calcext:value-type="float">
            <text:p>340.8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793832" calcext:value-type="float">
            <text:p>340.7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681056" calcext:value-type="float">
            <text:p>340.6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73008" calcext:value-type="float">
            <text:p>339.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413088" calcext:value-type="float">
            <text:p>339.4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050376" calcext:value-type="float">
            <text:p>339.0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483448" calcext:value-type="float">
            <text:p>338.4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986624" calcext:value-type="float">
            <text:p>337.9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599528" calcext:value-type="float">
            <text:p>337.5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21548" calcext:value-type="float">
            <text:p>337.2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944208" calcext:value-type="float">
            <text:p>336.9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694272" calcext:value-type="float">
            <text:p>336.6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648552" calcext:value-type="float">
            <text:p>336.6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648552" calcext:value-type="float">
            <text:p>336.6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581496" calcext:value-type="float">
            <text:p>336.5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51444" calcext:value-type="float">
            <text:p>336.5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423" calcext:value-type="float">
            <text:p>336.4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081624" calcext:value-type="float">
            <text:p>336.0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923128" calcext:value-type="float">
            <text:p>335.9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923128" calcext:value-type="float">
            <text:p>335.9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880456" calcext:value-type="float">
            <text:p>335.8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856072" calcext:value-type="float">
            <text:p>335.8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923128" calcext:value-type="float">
            <text:p>335.9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923128" calcext:value-type="float">
            <text:p>335.9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993232" calcext:value-type="float">
            <text:p>335.9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218784" calcext:value-type="float">
            <text:p>336.2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444336" calcext:value-type="float">
            <text:p>336.4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694272" calcext:value-type="float">
            <text:p>336.6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785712" calcext:value-type="float">
            <text:p>336.7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807048" calcext:value-type="float">
            <text:p>336.8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739992" calcext:value-type="float">
            <text:p>336.7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739992" calcext:value-type="float">
            <text:p>336.7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694272" calcext:value-type="float">
            <text:p>336.6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672936" calcext:value-type="float">
            <text:p>336.6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627216" calcext:value-type="float">
            <text:p>336.6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694272" calcext:value-type="float">
            <text:p>336.6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898488" calcext:value-type="float">
            <text:p>336.8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21548" calcext:value-type="float">
            <text:p>337.2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532472" calcext:value-type="float">
            <text:p>337.5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91652" calcext:value-type="float">
            <text:p>337.9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324952" calcext:value-type="float">
            <text:p>338.3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620608" calcext:value-type="float">
            <text:p>338.6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80044" calcext:value-type="float">
            <text:p>338.8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117432" calcext:value-type="float">
            <text:p>339.1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50148" calcext:value-type="float">
            <text:p>339.5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772752" calcext:value-type="float">
            <text:p>339.7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797136" calcext:value-type="float">
            <text:p>339.7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909912" calcext:value-type="float">
            <text:p>339.9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114128" calcext:value-type="float">
            <text:p>340.1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226904" calcext:value-type="float">
            <text:p>340.2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272624" calcext:value-type="float">
            <text:p>340.2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406736" calcext:value-type="float">
            <text:p>340.4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498176" calcext:value-type="float">
            <text:p>340.4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906608" calcext:value-type="float">
            <text:p>340.9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998048" calcext:value-type="float">
            <text:p>340.9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043768" calcext:value-type="float">
            <text:p>341.0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156544" calcext:value-type="float">
            <text:p>341.1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561928" calcext:value-type="float">
            <text:p>341.5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720424" calcext:value-type="float">
            <text:p>341.7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87892" calcext:value-type="float">
            <text:p>341.8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15324" calcext:value-type="float">
            <text:p>342.1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15324" calcext:value-type="float">
            <text:p>342.1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220296" calcext:value-type="float">
            <text:p>342.2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558624" calcext:value-type="float">
            <text:p>342.5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741504" calcext:value-type="float">
            <text:p>342.7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262712" calcext:value-type="float">
            <text:p>343.2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713816" calcext:value-type="float">
            <text:p>343.7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872312" calcext:value-type="float">
            <text:p>343.8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030808" calcext:value-type="float">
            <text:p>344.0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167968" calcext:value-type="float">
            <text:p>344.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213688" calcext:value-type="float">
            <text:p>344.2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235024" calcext:value-type="float">
            <text:p>344.2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280744" calcext:value-type="float">
            <text:p>344.2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259408" calcext:value-type="float">
            <text:p>344.2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213688" calcext:value-type="float">
            <text:p>344.2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7382" calcext:value-type="float">
            <text:p>343.7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171272" calcext:value-type="float">
            <text:p>343.1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921336" calcext:value-type="float">
            <text:p>342.9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650064" calcext:value-type="float">
            <text:p>342.6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195912" calcext:value-type="float">
            <text:p>342.1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607648" calcext:value-type="float">
            <text:p>341.6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202264" calcext:value-type="float">
            <text:p>341.2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793832" calcext:value-type="float">
            <text:p>340.7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181184" calcext:value-type="float">
            <text:p>340.1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818472" calcext:value-type="float">
            <text:p>339.8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931248" calcext:value-type="float">
            <text:p>339.9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047072" calcext:value-type="float">
            <text:p>340.0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047072" calcext:value-type="float">
            <text:p>340.0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001352" calcext:value-type="float">
            <text:p>340.0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751416" calcext:value-type="float">
            <text:p>339.7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705696" calcext:value-type="float">
            <text:p>339.7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909912" calcext:value-type="float">
            <text:p>339.9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022688" calcext:value-type="float">
            <text:p>340.0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068408" calcext:value-type="float">
            <text:p>340.0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114128" calcext:value-type="float">
            <text:p>340.1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001352" calcext:value-type="float">
            <text:p>340.0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068408" calcext:value-type="float">
            <text:p>340.0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089744" calcext:value-type="float">
            <text:p>340.0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955632" calcext:value-type="float">
            <text:p>339.9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888576" calcext:value-type="float">
            <text:p>339.8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797136" calcext:value-type="float">
            <text:p>339.7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68436" calcext:value-type="float">
            <text:p>339.6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73008" calcext:value-type="float">
            <text:p>339.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931248" calcext:value-type="float">
            <text:p>339.9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047072" calcext:value-type="float">
            <text:p>340.0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159848" calcext:value-type="float">
            <text:p>340.1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452456" calcext:value-type="float">
            <text:p>340.4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656672" calcext:value-type="float">
            <text:p>340.6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906608" calcext:value-type="float">
            <text:p>340.9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449152" calcext:value-type="float">
            <text:p>341.4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632032" calcext:value-type="float">
            <text:p>341.6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519256" calcext:value-type="float">
            <text:p>341.5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720424" calcext:value-type="float">
            <text:p>341.7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01608" calcext:value-type="float">
            <text:p>342.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241632" calcext:value-type="float">
            <text:p>342.2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85428" calcext:value-type="float">
            <text:p>342.8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85428" calcext:value-type="float">
            <text:p>342.8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216992" calcext:value-type="float">
            <text:p>343.2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7382" calcext:value-type="float">
            <text:p>343.7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259408" calcext:value-type="float">
            <text:p>344.2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478864" calcext:value-type="float">
            <text:p>344.4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719656" calcext:value-type="float">
            <text:p>344.7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923872" calcext:value-type="float">
            <text:p>344.9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036648" calcext:value-type="float">
            <text:p>345.0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149424" calcext:value-type="float">
            <text:p>345.1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722448" calcext:value-type="float">
            <text:p>345.7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722448" calcext:value-type="float">
            <text:p>345.7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880944" calcext:value-type="float">
            <text:p>345.8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2-13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861632" calcext:value-type="float">
            <text:p>349.8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880944" calcext:value-type="float">
            <text:p>345.8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99372" calcext:value-type="float">
            <text:p>345.9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6.356432" calcext:value-type="float">
            <text:p>346.3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6.69476" calcext:value-type="float">
            <text:p>346.6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6.898976" calcext:value-type="float">
            <text:p>346.8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7.215968" calcext:value-type="float">
            <text:p>347.2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7.691456" calcext:value-type="float">
            <text:p>347.6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7.874336" calcext:value-type="float">
            <text:p>347.8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191328" calcext:value-type="float">
            <text:p>348.1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41688" calcext:value-type="float">
            <text:p>348.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621096" calcext:value-type="float">
            <text:p>348.6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825312" calcext:value-type="float">
            <text:p>348.8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983808" calcext:value-type="float">
            <text:p>348.9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11792" calcext:value-type="float">
            <text:p>349.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276416" calcext:value-type="float">
            <text:p>349.2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367856" calcext:value-type="float">
            <text:p>349.3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617792" calcext:value-type="float">
            <text:p>349.6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980504" calcext:value-type="float">
            <text:p>349.9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0.227392" calcext:value-type="float">
            <text:p>350.2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0.251776" calcext:value-type="float">
            <text:p>350.2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889064" calcext:value-type="float">
            <text:p>349.8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230696" calcext:value-type="float">
            <text:p>349.2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258384" calcext:value-type="float">
            <text:p>348.2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7.261688" calcext:value-type="float">
            <text:p>347.2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6.356432" calcext:value-type="float">
            <text:p>346.3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563952" calcext:value-type="float">
            <text:p>345.5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15552" calcext:value-type="float">
            <text:p>345.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314016" calcext:value-type="float">
            <text:p>345.3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6.127832" calcext:value-type="float">
            <text:p>346.1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7.170248" calcext:value-type="float">
            <text:p>347.1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6.490544" calcext:value-type="float">
            <text:p>346.4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405456" calcext:value-type="float">
            <text:p>345.4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57056" calcext:value-type="float">
            <text:p>343.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982296" calcext:value-type="float">
            <text:p>342.9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8238" calcext:value-type="float">
            <text:p>342.8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436704" calcext:value-type="float">
            <text:p>342.4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052656" calcext:value-type="float">
            <text:p>342.0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80272" calcext:value-type="float">
            <text:p>341.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757" calcext:value-type="float">
            <text:p>341.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9856" calcext:value-type="float">
            <text:p>341.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144096" calcext:value-type="float">
            <text:p>342.1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348312" calcext:value-type="float">
            <text:p>342.3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64092" calcext:value-type="float">
            <text:p>342.6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73236" calcext:value-type="float">
            <text:p>342.7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619584" calcext:value-type="float">
            <text:p>342.6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573864" calcext:value-type="float">
            <text:p>342.5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573864" calcext:value-type="float">
            <text:p>342.5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573864" calcext:value-type="float">
            <text:p>342.5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415368" calcext:value-type="float">
            <text:p>342.4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390984" calcext:value-type="float">
            <text:p>342.3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390984" calcext:value-type="float">
            <text:p>342.3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665304" calcext:value-type="float">
            <text:p>342.6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140792" calcext:value-type="float">
            <text:p>343.1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591896" calcext:value-type="float">
            <text:p>343.5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978992" calcext:value-type="float">
            <text:p>343.9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908888" calcext:value-type="float">
            <text:p>343.9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18016" calcext:value-type="float">
            <text:p>344.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18016" calcext:value-type="float">
            <text:p>344.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497152" calcext:value-type="float">
            <text:p>344.4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701368" calcext:value-type="float">
            <text:p>344.7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951304" calcext:value-type="float">
            <text:p>344.9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088464" calcext:value-type="float">
            <text:p>345.0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381072" calcext:value-type="float">
            <text:p>345.3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743784" calcext:value-type="float">
            <text:p>345.7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99372" calcext:value-type="float">
            <text:p>345.9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6.219272" calcext:value-type="float">
            <text:p>346.2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6.560648" calcext:value-type="float">
            <text:p>346.5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6.74048" calcext:value-type="float">
            <text:p>346.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7.215968" calcext:value-type="float">
            <text:p>347.2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7.465904" calcext:value-type="float">
            <text:p>347.4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7.874336" calcext:value-type="float">
            <text:p>347.8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191328" calcext:value-type="float">
            <text:p>348.1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50832" calcext:value-type="float">
            <text:p>348.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02648" calcext:value-type="float">
            <text:p>349.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2-01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6056" calcext:value-type="float">
            <text:p>349.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547688" calcext:value-type="float">
            <text:p>349.5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980504" calcext:value-type="float">
            <text:p>349.9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0.297496" calcext:value-type="float">
            <text:p>350.2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0.544384" calcext:value-type="float">
            <text:p>350.5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0.907096" calcext:value-type="float">
            <text:p>350.9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1.428304" calcext:value-type="float">
            <text:p>351.4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2.016568" calcext:value-type="float">
            <text:p>352.0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2.245168" calcext:value-type="float">
            <text:p>352.2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2.56216" calcext:value-type="float">
            <text:p>352.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2.604832" calcext:value-type="float">
            <text:p>352.6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2.674936" calcext:value-type="float">
            <text:p>352.6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2.967544" calcext:value-type="float">
            <text:p>352.9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3.513136" calcext:value-type="float">
            <text:p>353.5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4.122736" calcext:value-type="float">
            <text:p>354.1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4.960936" calcext:value-type="float">
            <text:p>354.9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6.34168" calcext:value-type="float">
            <text:p>356.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5.7778" calcext:value-type="float">
            <text:p>355.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5.027992" calcext:value-type="float">
            <text:p>355.0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4.168456" calcext:value-type="float">
            <text:p>354.1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3.488752" calcext:value-type="float">
            <text:p>353.4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2.809048" calcext:value-type="float">
            <text:p>352.8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1.76968" calcext:value-type="float">
            <text:p>351.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0.340168" calcext:value-type="float">
            <text:p>350.3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938088" calcext:value-type="float">
            <text:p>348.9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7.465904" calcext:value-type="float">
            <text:p>347.4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6.60332" calcext:value-type="float">
            <text:p>346.6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81084" calcext:value-type="float">
            <text:p>345.8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905584" calcext:value-type="float">
            <text:p>344.9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45448" calcext:value-type="float">
            <text:p>344.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750392" calcext:value-type="float">
            <text:p>343.7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5952" calcext:value-type="float">
            <text:p>342.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305896" calcext:value-type="float">
            <text:p>341.3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855048" calcext:value-type="float">
            <text:p>339.8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364832" calcext:value-type="float">
            <text:p>337.3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026504" calcext:value-type="float">
            <text:p>337.0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276696" calcext:value-type="float">
            <text:p>336.2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3468" calcext:value-type="float">
            <text:p>336.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505296" calcext:value-type="float">
            <text:p>336.5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572352" calcext:value-type="float">
            <text:p>336.5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752184" calcext:value-type="float">
            <text:p>336.7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114896" calcext:value-type="float">
            <text:p>337.1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343496" calcext:value-type="float">
            <text:p>337.3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636104" calcext:value-type="float">
            <text:p>337.6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590384" calcext:value-type="float">
            <text:p>337.5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569048" calcext:value-type="float">
            <text:p>337.5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501992" calcext:value-type="float">
            <text:p>337.5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477608" calcext:value-type="float">
            <text:p>337.4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297776" calcext:value-type="float">
            <text:p>337.2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04784" calcext:value-type="float">
            <text:p>337.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709512" calcext:value-type="float">
            <text:p>336.7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459576" calcext:value-type="float">
            <text:p>336.4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322416" calcext:value-type="float">
            <text:p>336.3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25536" calcext:value-type="float">
            <text:p>336.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322416" calcext:value-type="float">
            <text:p>336.3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572352" calcext:value-type="float">
            <text:p>336.5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868008" calcext:value-type="float">
            <text:p>336.8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026504" calcext:value-type="float">
            <text:p>337.0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13928" calcext:value-type="float">
            <text:p>337.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319112" calcext:value-type="float">
            <text:p>337.3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523328" calcext:value-type="float">
            <text:p>337.5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569048" calcext:value-type="float">
            <text:p>337.5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681824" calcext:value-type="float">
            <text:p>337.6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614768" calcext:value-type="float">
            <text:p>337.6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74888" calcext:value-type="float">
            <text:p>337.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84032" calcext:value-type="float">
            <text:p>337.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97748" calcext:value-type="float">
            <text:p>337.9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090256" calcext:value-type="float">
            <text:p>338.0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340192" calcext:value-type="float">
            <text:p>338.3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54136" calcext:value-type="float">
            <text:p>338.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76996" calcext:value-type="float">
            <text:p>338.7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858352" calcext:value-type="float">
            <text:p>338.8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949792" calcext:value-type="float">
            <text:p>338.9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904072" calcext:value-type="float">
            <text:p>338.9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699856" calcext:value-type="float">
            <text:p>338.6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1-1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46516" calcext:value-type="float">
            <text:p>338.4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657184" calcext:value-type="float">
            <text:p>338.6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699856" calcext:value-type="float">
            <text:p>338.6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54136" calcext:value-type="float">
            <text:p>338.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407248" calcext:value-type="float">
            <text:p>338.4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498688" calcext:value-type="float">
            <text:p>338.4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498688" calcext:value-type="float">
            <text:p>338.4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520024" calcext:value-type="float">
            <text:p>338.5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657184" calcext:value-type="float">
            <text:p>338.6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67852" calcext:value-type="float">
            <text:p>338.6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996536" calcext:value-type="float">
            <text:p>334.9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292192" calcext:value-type="float">
            <text:p>335.2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517744" calcext:value-type="float">
            <text:p>335.5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8134" calcext:value-type="float">
            <text:p>335.8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017616" calcext:value-type="float">
            <text:p>336.0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401664" calcext:value-type="float">
            <text:p>336.4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401664" calcext:value-type="float">
            <text:p>336.4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46872" calcext:value-type="float">
            <text:p>336.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447384" calcext:value-type="float">
            <text:p>336.4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627216" calcext:value-type="float">
            <text:p>336.6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877152" calcext:value-type="float">
            <text:p>336.8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102704" calcext:value-type="float">
            <text:p>337.1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21548" calcext:value-type="float">
            <text:p>337.2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373976" calcext:value-type="float">
            <text:p>337.3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4898" calcext:value-type="float">
            <text:p>337.4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648296" calcext:value-type="float">
            <text:p>337.6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919568" calcext:value-type="float">
            <text:p>337.9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28228" calcext:value-type="float">
            <text:p>338.2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529168" calcext:value-type="float">
            <text:p>338.5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644992" calcext:value-type="float">
            <text:p>338.6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9376" calcext:value-type="float">
            <text:p>338.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346032" calcext:value-type="float">
            <text:p>339.3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754464" calcext:value-type="float">
            <text:p>339.7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092792" calcext:value-type="float">
            <text:p>340.0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52256" calcext:value-type="float">
            <text:p>340.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022432" calcext:value-type="float">
            <text:p>341.0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427816" calcext:value-type="float">
            <text:p>341.4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632032" calcext:value-type="float">
            <text:p>341.6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10752" calcext:value-type="float">
            <text:p>342.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787224" calcext:value-type="float">
            <text:p>342.7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287096" calcext:value-type="float">
            <text:p>343.2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87536" calcext:value-type="float">
            <text:p>343.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283792" calcext:value-type="float">
            <text:p>344.2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826336" calcext:value-type="float">
            <text:p>344.8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5.393264" calcext:value-type="float">
            <text:p>345.3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6.094304" calcext:value-type="float">
            <text:p>346.0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6.90812" calcext:value-type="float">
            <text:p>346.9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7.904816" calcext:value-type="float">
            <text:p>347.9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151448" calcext:value-type="float">
            <text:p>349.1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0.602296" calcext:value-type="float">
            <text:p>350.6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0.35236" calcext:value-type="float">
            <text:p>350.3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0.102424" calcext:value-type="float">
            <text:p>350.1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038672" calcext:value-type="float">
            <text:p>349.0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13248" calcext:value-type="float">
            <text:p>348.3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7.04528" calcext:value-type="float">
            <text:p>347.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65064" calcext:value-type="float">
            <text:p>348.3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43728" calcext:value-type="float">
            <text:p>348.3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43728" calcext:value-type="float">
            <text:p>348.3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43728" calcext:value-type="float">
            <text:p>348.3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43728" calcext:value-type="float">
            <text:p>348.3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43728" calcext:value-type="float">
            <text:p>348.3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43728" calcext:value-type="float">
            <text:p>348.3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43728" calcext:value-type="float">
            <text:p>348.3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65064" calcext:value-type="float">
            <text:p>348.3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34584" calcext:value-type="float">
            <text:p>348.3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43728" calcext:value-type="float">
            <text:p>348.3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43728" calcext:value-type="float">
            <text:p>348.3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43728" calcext:value-type="float">
            <text:p>348.3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65064" calcext:value-type="float">
            <text:p>348.3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65064" calcext:value-type="float">
            <text:p>348.3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65064" calcext:value-type="float">
            <text:p>348.3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65064" calcext:value-type="float">
            <text:p>348.3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5592" calcext:value-type="float">
            <text:p>348.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9084" calcext:value-type="float">
            <text:p>333.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816448" calcext:value-type="float">
            <text:p>335.8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8134" calcext:value-type="float">
            <text:p>335.8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011776" calcext:value-type="float">
            <text:p>335.0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68564" calcext:value-type="float">
            <text:p>334.6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347312" calcext:value-type="float">
            <text:p>334.3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813912" calcext:value-type="float">
            <text:p>333.8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16164" calcext:value-type="float">
            <text:p>333.1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823312" calcext:value-type="float">
            <text:p>332.8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509368" calcext:value-type="float">
            <text:p>332.5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796136" calcext:value-type="float">
            <text:p>331.7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96708" calcext:value-type="float">
            <text:p>330.9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132184" calcext:value-type="float">
            <text:p>329.1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165968" calcext:value-type="float">
            <text:p>328.1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251568" calcext:value-type="float">
            <text:p>327.2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20304" calcext:value-type="float">
            <text:p>325.5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11288" calcext:value-type="float">
            <text:p>325.0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44944" calcext:value-type="float">
            <text:p>324.5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17004" calcext:value-type="float">
            <text:p>324.1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962776" calcext:value-type="float">
            <text:p>323.9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0786" calcext:value-type="float">
            <text:p>324.0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80224" calcext:value-type="float">
            <text:p>324.8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151752" calcext:value-type="float">
            <text:p>324.1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417184" calcext:value-type="float">
            <text:p>323.4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191632" calcext:value-type="float">
            <text:p>323.1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063616" calcext:value-type="float">
            <text:p>323.0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978272" calcext:value-type="float">
            <text:p>322.9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92036" calcext:value-type="float">
            <text:p>322.9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780152" calcext:value-type="float">
            <text:p>322.7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892928" calcext:value-type="float">
            <text:p>322.8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993512" calcext:value-type="float">
            <text:p>322.9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923408" calcext:value-type="float">
            <text:p>322.9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819776" calcext:value-type="float">
            <text:p>322.8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76796" calcext:value-type="float">
            <text:p>322.7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880736" calcext:value-type="float">
            <text:p>322.8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990464" calcext:value-type="float">
            <text:p>322.9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121528" calcext:value-type="float">
            <text:p>323.1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19468" calcext:value-type="float">
            <text:p>323.1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249544" calcext:value-type="float">
            <text:p>323.2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243704" calcext:value-type="float">
            <text:p>322.2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652136" calcext:value-type="float">
            <text:p>322.6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005704" calcext:value-type="float">
            <text:p>323.0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43852" calcext:value-type="float">
            <text:p>323.4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831712" calcext:value-type="float">
            <text:p>323.8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212712" calcext:value-type="float">
            <text:p>324.2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331584" calcext:value-type="float">
            <text:p>324.3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4232" calcext:value-type="float">
            <text:p>324.9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25232" calcext:value-type="float">
            <text:p>325.3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23936" calcext:value-type="float">
            <text:p>325.6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7984" calcext:value-type="float">
            <text:p>326.0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79256" calcext:value-type="float">
            <text:p>326.2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474328" calcext:value-type="float">
            <text:p>326.4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687688" calcext:value-type="float">
            <text:p>326.6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800464" calcext:value-type="float">
            <text:p>326.8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79132" calcext:value-type="float">
            <text:p>326.7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03516" calcext:value-type="float">
            <text:p>327.0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382632" calcext:value-type="float">
            <text:p>327.3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809352" calcext:value-type="float">
            <text:p>327.8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976992" calcext:value-type="float">
            <text:p>327.9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339704" calcext:value-type="float">
            <text:p>328.3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510392" calcext:value-type="float">
            <text:p>328.5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595736" calcext:value-type="float">
            <text:p>328.5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702416" calcext:value-type="float">
            <text:p>328.7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720704" calcext:value-type="float">
            <text:p>328.7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738992" calcext:value-type="float">
            <text:p>328.7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778616" calcext:value-type="float">
            <text:p>328.7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806048" calcext:value-type="float">
            <text:p>328.8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751184" calcext:value-type="float">
            <text:p>328.7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766424" calcext:value-type="float">
            <text:p>328.7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836528" calcext:value-type="float">
            <text:p>328.8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912728" calcext:value-type="float">
            <text:p>328.9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119992" calcext:value-type="float">
            <text:p>329.1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24496" calcext:value-type="float">
            <text:p>329.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39736" calcext:value-type="float">
            <text:p>329.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116944" calcext:value-type="float">
            <text:p>329.1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598784" calcext:value-type="float">
            <text:p>328.5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992232" calcext:value-type="float">
            <text:p>327.9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388728" calcext:value-type="float">
            <text:p>327.3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074784" calcext:value-type="float">
            <text:p>327.0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224136" calcext:value-type="float">
            <text:p>327.2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61428" calcext:value-type="float">
            <text:p>327.6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94496" calcext:value-type="float">
            <text:p>326.2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29196" calcext:value-type="float">
            <text:p>324.2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331584" calcext:value-type="float">
            <text:p>324.3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87032" calcext:value-type="float">
            <text:p>324.4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3648" calcext:value-type="float">
            <text:p>324.8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73544" calcext:value-type="float">
            <text:p>324.7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45984" calcext:value-type="float">
            <text:p>325.2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2536" calcext:value-type="float">
            <text:p>324.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27696" calcext:value-type="float">
            <text:p>325.2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565768" calcext:value-type="float">
            <text:p>326.5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47992" calcext:value-type="float">
            <text:p>324.5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282816" calcext:value-type="float">
            <text:p>324.2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301104" calcext:value-type="float">
            <text:p>324.3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392544" calcext:value-type="float">
            <text:p>324.3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71792" calcext:value-type="float">
            <text:p>324.4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104" calcext:value-type="float">
            <text:p>324.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4568" calcext:value-type="float">
            <text:p>324.5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60768" calcext:value-type="float">
            <text:p>324.6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76008" calcext:value-type="float">
            <text:p>324.6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9744" calcext:value-type="float">
            <text:p>324.8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02144" calcext:value-type="float">
            <text:p>325.0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86904" calcext:value-type="float">
            <text:p>324.9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96632" calcext:value-type="float">
            <text:p>325.0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00264" calcext:value-type="float">
            <text:p>325.2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2828" calcext:value-type="float">
            <text:p>325.3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55712" calcext:value-type="float">
            <text:p>325.3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5896" calcext:value-type="float">
            <text:p>326.0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884" calcext:value-type="float">
            <text:p>326.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361552" calcext:value-type="float">
            <text:p>326.3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952864" calcext:value-type="float">
            <text:p>326.9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2028" calcext:value-type="float">
            <text:p>327.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007472" calcext:value-type="float">
            <text:p>328.0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263504" calcext:value-type="float">
            <text:p>328.2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952352" calcext:value-type="float">
            <text:p>328.9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421744" calcext:value-type="float">
            <text:p>329.4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769216" calcext:value-type="float">
            <text:p>329.7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070968" calcext:value-type="float">
            <text:p>330.0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640944" calcext:value-type="float">
            <text:p>330.6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909168" calcext:value-type="float">
            <text:p>330.9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3176" calcext:value-type="float">
            <text:p>331.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689456" calcext:value-type="float">
            <text:p>331.6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619352" calcext:value-type="float">
            <text:p>331.6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1.924152" calcext:value-type="float">
            <text:p>331.9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289912" calcext:value-type="float">
            <text:p>332.2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664816" calcext:value-type="float">
            <text:p>332.6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10068" calcext:value-type="float">
            <text:p>333.1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442056" calcext:value-type="float">
            <text:p>333.4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667608" calcext:value-type="float">
            <text:p>333.6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042512" calcext:value-type="float">
            <text:p>334.0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47228" calcext:value-type="float">
            <text:p>334.4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633824" calcext:value-type="float">
            <text:p>334.6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789272" calcext:value-type="float">
            <text:p>334.7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969104" calcext:value-type="float">
            <text:p>334.9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08188" calcext:value-type="float">
            <text:p>335.0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331816" calcext:value-type="float">
            <text:p>335.3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542128" calcext:value-type="float">
            <text:p>335.5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834736" calcext:value-type="float">
            <text:p>335.8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892648" calcext:value-type="float">
            <text:p>335.8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938368" calcext:value-type="float">
            <text:p>335.9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938368" calcext:value-type="float">
            <text:p>335.9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926176" calcext:value-type="float">
            <text:p>335.9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941416" calcext:value-type="float">
            <text:p>335.9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938368" calcext:value-type="float">
            <text:p>335.9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79232" calcext:value-type="float">
            <text:p>334.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55204" calcext:value-type="float">
            <text:p>332.5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65644" calcext:value-type="float">
            <text:p>329.6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071736" calcext:value-type="float">
            <text:p>327.0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24392" calcext:value-type="float">
            <text:p>326.2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24392" calcext:value-type="float">
            <text:p>326.2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6064" calcext:value-type="float">
            <text:p>325.8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9968" calcext:value-type="float">
            <text:p>325.8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2368" calcext:value-type="float">
            <text:p>326.0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361552" calcext:value-type="float">
            <text:p>326.3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742552" calcext:value-type="float">
            <text:p>326.7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4088" calcext:value-type="float">
            <text:p>324.5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9328" calcext:value-type="float">
            <text:p>324.5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21728" calcext:value-type="float">
            <text:p>324.7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65696" calcext:value-type="float">
            <text:p>324.4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94296" calcext:value-type="float">
            <text:p>324.6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142608" calcext:value-type="float">
            <text:p>324.1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066408" calcext:value-type="float">
            <text:p>324.0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0786" calcext:value-type="float">
            <text:p>324.0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974968" calcext:value-type="float">
            <text:p>323.9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081648" calcext:value-type="float">
            <text:p>324.0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008496" calcext:value-type="float">
            <text:p>324.0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273672" calcext:value-type="float">
            <text:p>324.2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3752" calcext:value-type="float">
            <text:p>324.9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732" calcext:value-type="float">
            <text:p>325.2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2828" calcext:value-type="float">
            <text:p>325.3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22184" calcext:value-type="float">
            <text:p>325.3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88656" calcext:value-type="float">
            <text:p>325.2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70952" calcext:value-type="float">
            <text:p>325.3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3832" calcext:value-type="float">
            <text:p>325.5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25436" calcext:value-type="float">
            <text:p>328.2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4982" calcext:value-type="float">
            <text:p>328.4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641456" calcext:value-type="float">
            <text:p>328.6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784712" calcext:value-type="float">
            <text:p>328.7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995024" calcext:value-type="float">
            <text:p>328.9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223624" calcext:value-type="float">
            <text:p>329.2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003912" calcext:value-type="float">
            <text:p>330.0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818496" calcext:value-type="float">
            <text:p>327.8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62392" calcext:value-type="float">
            <text:p>325.4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70952" calcext:value-type="float">
            <text:p>325.3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9576" calcext:value-type="float">
            <text:p>325.0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06" calcext:value-type="float">
            <text:p>324.8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72376" calcext:value-type="float">
            <text:p>324.5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536312" calcext:value-type="float">
            <text:p>322.5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185792" calcext:value-type="float">
            <text:p>322.1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286376" calcext:value-type="float">
            <text:p>322.2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2.6308" calcext:value-type="float">
            <text:p>322.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3.353176" calcext:value-type="float">
            <text:p>323.3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038976" calcext:value-type="float">
            <text:p>324.0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3144" calcext:value-type="float">
            <text:p>325.3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3432" calcext:value-type="float">
            <text:p>326.1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617328" calcext:value-type="float">
            <text:p>327.6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8.89444" calcext:value-type="float">
            <text:p>328.8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315064" calcext:value-type="float">
            <text:p>329.3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9.6412" calcext:value-type="float">
            <text:p>329.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866496" calcext:value-type="float">
            <text:p>330.8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82636" calcext:value-type="float">
            <text:p>332.8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048352" calcext:value-type="float">
            <text:p>335.0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047584" calcext:value-type="float">
            <text:p>338.0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66912" calcext:value-type="float">
            <text:p>339.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571072" calcext:value-type="float">
            <text:p>341.5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9762" calcext:value-type="float">
            <text:p>342.9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488544" calcext:value-type="float">
            <text:p>330.4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457552" calcext:value-type="float">
            <text:p>332.4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121248" calcext:value-type="float">
            <text:p>336.1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5202</text:p>
          </table:table-cell>
          <table:table-cell office:value-type="string" calcext:value-type="string">
            <text:p>Dallas Cedar Hill recorder</text:p>
          </table:table-cell>
          <table:table-cell office:value-type="string" calcext:value-type="string">
            <text:p>200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093816" calcext:value-type="float">
            <text:p>336.0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370" meta:object-count="0"/>
    <meta:user-defined meta:name="AppVersion">3.0</meta:user-defined>
  </office:meta>
</office:document-meta>
</file>